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1.392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0.893cm"/>
    </style:style>
    <style:style style:name="co11" style:family="table-column">
      <style:table-column-properties fo:break-before="auto" style:column-width="1.309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number-columns-repeated="8" table:default-cell-style-name="Default"/>
        <table:table-column table:style-name="co10" table:number-columns-repeated="7" table:default-cell-style-name="Default"/>
        <table:table-column table:style-name="co7" table:number-columns-repeated="93" table:default-cell-style-name="Default"/>
        <table:table-column table:style-name="co8" table:number-columns-repeated="3" table:default-cell-style-name="Default"/>
        <table:table-column table:style-name="co7" table:number-columns-repeated="7" table:default-cell-style-name="Default"/>
        <table:table-column table:style-name="co8" table:number-columns-repeated="7" table:default-cell-style-name="Default"/>
        <table:table-column table:style-name="co5" table:default-cell-style-name="Default"/>
        <table:table-column table:style-name="co8" table:number-columns-repeated="3" table:default-cell-style-name="Default"/>
        <table:table-column table:style-name="co7" table:number-columns-repeated="3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161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142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142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142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142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142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142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142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142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float" office:value="4">
            <text:p>4</text:p>
          </table:table-cell>
          <table:table-cell table:number-columns-repeated="161"/>
        </table:table-row>
        <table:table-row table:style-name="ro1">
          <table:table-cell office:value-type="string">
            <text:p>modified data: </text:p>
          </table:table-cell>
          <table:table-cell table:number-columns-repeated="161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142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142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142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142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142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142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142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142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158"/>
        </table:table-row>
        <table:table-row table:style-name="ro1">
          <table:table-cell office:value-type="string">
            <text:p>Weight: <text:s/>light</text:p>
          </table:table-cell>
          <table:table-cell table:number-columns-repeated="161"/>
        </table:table-row>
        <table:table-row table:style-name="ro1">
          <table:table-cell office:value-type="string">
            <text:p>Time: <text:s/>sudden</text:p>
          </table:table-cell>
          <table:table-cell table:number-columns-repeated="161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161"/>
        </table:table-row>
        <table:table-row table:style-name="ro1">
          <table:table-cell office:value-type="string">
            <text:p>Flow: <text:s/>free</text:p>
          </table:table-cell>
          <table:table-cell table:number-columns-repeated="161"/>
        </table:table-row>
        <table:table-row table:style-name="ro1">
          <table:table-cell table:number-columns-repeated="162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161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161"/>
        </table:table-row>
        <table:table-row table:style-name="ro1">
          <table:table-cell office:value-type="string">
            <text:p>[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string">
            <text:p><text:s/>30]</text:p>
          </table:table-cell>
        </table:table-row>
        <table:table-row table:style-name="ro1">
          <table:table-cell office:value-type="string">
            <text:p>[16</text:p>
          </table:table-cell>
          <table:table-cell table:number-columns-repeated="9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<text:s/>16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102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]</text:p>
          </table:table-cell>
        </table:table-row>
        <table:table-row table:style-name="ro1">
          <table:table-cell office:value-type="string">
            <text:p>[163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89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]</text:p>
          </table:table-cell>
        </table:table-row>
        <table:table-row table:style-name="ro1">
          <table:table-cell office:value-type="string">
            <text:p>[151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]</text:p>
          </table:table-cell>
        </table:table-row>
        <table:table-row table:style-name="ro1">
          <table:table-cell office:value-type="string">
            <text:p>[7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]</text:p>
          </table:table-cell>
        </table:table-row>
        <table:table-row table:style-name="ro1">
          <table:table-cell office:value-type="string">
            <text:p>[8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1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]</text:p>
          </table:table-cell>
        </table:table-row>
        <table:table-row table:style-name="ro1">
          <table:table-cell office:value-type="string">
            <text:p>[2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]</text:p>
          </table:table-cell>
        </table:table-row>
        <table:table-row table:style-name="ro1">
          <table:table-cell office:value-type="string">
            <text:p>[107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]</text:p>
          </table:table-cell>
        </table:table-row>
        <table:table-row table:style-name="ro1">
          <table:table-cell office:value-type="string">
            <text:p>[101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string">
            <text:p>[76.9375</text:p>
          </table:table-cell>
          <table:table-cell office:value-type="float" office:value="90.15625">
            <text:p>90.16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.84375">
            <text:p>145.84</text:p>
          </table:table-cell>
          <table:table-cell office:value-type="float" office:value="158.59375">
            <text:p>158.59</text:p>
          </table:table-cell>
          <table:table-cell office:value-type="float" office:value="152.6875">
            <text:p>152.69</text:p>
          </table:table-cell>
          <table:table-cell office:value-type="float" office:value="162.84375">
            <text:p>162.84</text:p>
          </table:table-cell>
          <table:table-cell office:value-type="float" office:value="160.375">
            <text:p>160.38</text:p>
          </table:table-cell>
          <table:table-cell office:value-type="float" office:value="154.28125">
            <text:p>154.28</text:p>
          </table:table-cell>
          <table:table-cell office:value-type="float" office:value="141.125">
            <text:p>141.13</text:p>
          </table:table-cell>
          <table:table-cell office:value-type="float" office:value="128.46875">
            <text:p>128.47</text:p>
          </table:table-cell>
          <table:table-cell office:value-type="float" office:value="113.78125">
            <text:p>113.78</text:p>
          </table:table-cell>
          <table:table-cell office:value-type="float" office:value="101.84375">
            <text:p>101.84</text:p>
          </table:table-cell>
          <table:table-cell office:value-type="float" office:value="90.3125">
            <text:p>90.31</text:p>
          </table:table-cell>
          <table:table-cell office:value-type="float" office:value="97.25">
            <text:p>97.25</text:p>
          </table:table-cell>
          <table:table-cell office:value-type="float" office:value="87.59375">
            <text:p>87.59</text:p>
          </table:table-cell>
          <table:table-cell office:value-type="float" office:value="83.9375">
            <text:p>83.94</text:p>
          </table:table-cell>
          <table:table-cell office:value-type="float" office:value="85.0625">
            <text:p>85.06</text:p>
          </table:table-cell>
          <table:table-cell office:value-type="float" office:value="86.25">
            <text:p>86.25</text:p>
          </table:table-cell>
          <table:table-cell office:value-type="float" office:value="88.4375">
            <text:p>88.44</text:p>
          </table:table-cell>
          <table:table-cell office:value-type="float" office:value="92.5625">
            <text:p>92.56</text:p>
          </table:table-cell>
          <table:table-cell office:value-type="float" office:value="94.75">
            <text:p>94.75</text:p>
          </table:table-cell>
          <table:table-cell office:value-type="float" office:value="95.65625">
            <text:p>95.66</text:p>
          </table:table-cell>
          <table:table-cell office:value-type="float" office:value="95.09375">
            <text:p>95.09</text:p>
          </table:table-cell>
          <table:table-cell table:number-columns-repeated="106" office:value-type="float" office:value="95">
            <text:p>95</text:p>
          </table:table-cell>
          <table:table-cell office:value-type="float" office:value="94.90625">
            <text:p>94.91</text:p>
          </table:table-cell>
          <table:table-cell office:value-type="float" office:value="94.0625">
            <text:p>94.06</text:p>
          </table:table-cell>
          <table:table-cell office:value-type="float" office:value="93.46875">
            <text:p>93.47</text:p>
          </table:table-cell>
          <table:table-cell office:value-type="float" office:value="99.3125">
            <text:p>99.31</text:p>
          </table:table-cell>
          <table:table-cell office:value-type="float" office:value="106.6875">
            <text:p>106.69</text:p>
          </table:table-cell>
          <table:table-cell office:value-type="float" office:value="116.71875">
            <text:p>116.72</text:p>
          </table:table-cell>
          <table:table-cell office:value-type="float" office:value="125.53125">
            <text:p>125.53</text:p>
          </table:table-cell>
          <table:table-cell office:value-type="float" office:value="136.46875">
            <text:p>136.47</text:p>
          </table:table-cell>
          <table:table-cell office:value-type="float" office:value="145.9375">
            <text:p>145.94</text:p>
          </table:table-cell>
          <table:table-cell office:value-type="float" office:value="158.875">
            <text:p>158.88</text:p>
          </table:table-cell>
          <table:table-cell office:value-type="float" office:value="154.65625">
            <text:p>154.66</text:p>
          </table:table-cell>
          <table:table-cell office:value-type="float" office:value="162">
            <text:p>162</text:p>
          </table:table-cell>
          <table:table-cell office:value-type="float" office:value="152.875">
            <text:p>152.88</text:p>
          </table:table-cell>
          <table:table-cell office:value-type="float" office:value="138.125">
            <text:p>138.13</text:p>
          </table:table-cell>
          <table:table-cell office:value-type="float" office:value="115.78125">
            <text:p>115.78</text:p>
          </table:table-cell>
          <table:table-cell office:value-type="float" office:value="92.5625">
            <text:p>92.56</text:p>
          </table:table-cell>
          <table:table-cell office:value-type="float" office:value="67.6875">
            <text:p>67.69</text:p>
          </table:table-cell>
          <table:table-cell office:value-type="float" office:value="32.8125">
            <text:p>32.81</text:p>
          </table:table-cell>
          <table:table-cell office:value-type="float" office:value="-38.71875">
            <text:p>-38.72</text:p>
          </table:table-cell>
          <table:table-cell office:value-type="float" office:value="210.25">
            <text:p>210.25</text:p>
          </table:table-cell>
          <table:table-cell office:value-type="float" office:value="173.625">
            <text:p>173.63</text:p>
          </table:table-cell>
          <table:table-cell office:value-type="float" office:value="152.875">
            <text:p>152.88</text:p>
          </table:table-cell>
          <table:table-cell office:value-type="float" office:value="138.125">
            <text:p>138.13</text:p>
          </table:table-cell>
          <table:table-cell office:value-type="float" office:value="115.78125">
            <text:p>115.78</text:p>
          </table:table-cell>
          <table:table-cell office:value-type="float" office:value="92.5625">
            <text:p>92.56</text:p>
          </table:table-cell>
          <table:table-cell office:value-type="float" office:value="67.6875">
            <text:p>67.69</text:p>
          </table:table-cell>
          <table:table-cell office:value-type="float" office:value="44.4375">
            <text:p>44.44</text:p>
          </table:table-cell>
          <table:table-cell office:value-type="string">
            <text:p><text:s/>19.59375]</text:p>
          </table:table-cell>
        </table:table-row>
        <table:table-row table:style-name="ro1">
          <table:table-cell office:value-type="string">
            <text:p>[16.0</text:p>
          </table:table-cell>
          <table:table-cell table:number-columns-repeated="7" office:value-type="float" office:value="16">
            <text:p>16</text:p>
          </table:table-cell>
          <table:table-cell office:value-type="float" office:value="16.09375">
            <text:p>16.09</text:p>
          </table:table-cell>
          <table:table-cell office:value-type="float" office:value="16.5625">
            <text:p>16.56</text:p>
          </table:table-cell>
          <table:table-cell office:value-type="float" office:value="15.09375">
            <text:p>15.09</text:p>
          </table:table-cell>
          <table:table-cell office:value-type="float" office:value="14.09375">
            <text:p>14.09</text:p>
          </table:table-cell>
          <table:table-cell office:value-type="float" office:value="13.46875">
            <text:p>13.47</text:p>
          </table:table-cell>
          <table:table-cell office:value-type="float" office:value="10.625">
            <text:p>10.63</text:p>
          </table:table-cell>
          <table:table-cell office:value-type="float" office:value="10.46875">
            <text:p>10.47</text:p>
          </table:table-cell>
          <table:table-cell office:value-type="float" office:value="8">
            <text:p>8</text:p>
          </table:table-cell>
          <table:table-cell office:value-type="float" office:value="5.34375">
            <text:p>5.34</text:p>
          </table:table-cell>
          <table:table-cell office:value-type="float" office:value="4.53125">
            <text:p>4.53</text:p>
          </table:table-cell>
          <table:table-cell office:value-type="float" office:value="5.84375">
            <text:p>5.84</text:p>
          </table:table-cell>
          <table:table-cell office:value-type="float" office:value="2.0625">
            <text:p>2.06</text:p>
          </table:table-cell>
          <table:table-cell office:value-type="float" office:value="2.8125">
            <text:p>2.81</text:p>
          </table:table-cell>
          <table:table-cell office:value-type="float" office:value="2.90625">
            <text:p>2.91</text:p>
          </table:table-cell>
          <table:table-cell office:value-type="float" office:value="2.53125">
            <text:p>2.53</text:p>
          </table:table-cell>
          <table:table-cell office:value-type="float" office:value="4.46875">
            <text:p>4.47</text:p>
          </table:table-cell>
          <table:table-cell office:value-type="float" office:value="4">
            <text:p>4</text:p>
          </table:table-cell>
          <table:table-cell office:value-type="float" office:value="3.53125">
            <text:p>3.53</text:p>
          </table:table-cell>
          <table:table-cell office:value-type="float" office:value="5.46875">
            <text:p>5.47</text:p>
          </table:table-cell>
          <table:table-cell office:value-type="float" office:value="5.09375">
            <text:p>5.09</text:p>
          </table:table-cell>
          <table:table-cell table:number-columns-repeated="7" office:value-type="float" office:value="5">
            <text:p>5</text:p>
          </table:table-cell>
          <table:table-cell office:value-type="float" office:value="4.90625">
            <text:p>4.91</text:p>
          </table:table-cell>
          <table:table-cell office:value-type="float" office:value="4.0625">
            <text:p>4.06</text:p>
          </table:table-cell>
          <table:table-cell office:value-type="float" office:value="3.46875">
            <text:p>3.47</text:p>
          </table:table-cell>
          <table:table-cell office:value-type="float" office:value="9.3125">
            <text:p>9.31</text:p>
          </table:table-cell>
          <table:table-cell office:value-type="float" office:value="16.59375">
            <text:p>16.59</text:p>
          </table:table-cell>
          <table:table-cell office:value-type="float" office:value="26.25">
            <text:p>26.25</text:p>
          </table:table-cell>
          <table:table-cell office:value-type="float" office:value="37">
            <text:p>37</text:p>
          </table:table-cell>
          <table:table-cell office:value-type="float" office:value="47.5625">
            <text:p>47.56</text:p>
          </table:table-cell>
          <table:table-cell office:value-type="float" office:value="56.9375">
            <text:p>56.94</text:p>
          </table:table-cell>
          <table:table-cell office:value-type="float" office:value="69.78125">
            <text:p>69.78</text:p>
          </table:table-cell>
          <table:table-cell office:value-type="float" office:value="64.625">
            <text:p>64.63</text:p>
          </table:table-cell>
          <table:table-cell office:value-type="float" office:value="70.90625">
            <text:p>70.91</text:p>
          </table:table-cell>
          <table:table-cell office:value-type="float" office:value="69.09375">
            <text:p>69.09</text:p>
          </table:table-cell>
          <table:table-cell office:value-type="float" office:value="62.8125">
            <text:p>62.81</text:p>
          </table:table-cell>
          <table:table-cell office:value-type="float" office:value="51.59375">
            <text:p>51.59</text:p>
          </table:table-cell>
          <table:table-cell office:value-type="float" office:value="38.5625">
            <text:p>38.56</text:p>
          </table:table-cell>
          <table:table-cell office:value-type="float" office:value="23.78125">
            <text:p>23.78</text:p>
          </table:table-cell>
          <table:table-cell office:value-type="float" office:value="11.84375">
            <text:p>11.84</text:p>
          </table:table-cell>
          <table:table-cell office:value-type="float" office:value="0.125">
            <text:p>0.13</text:p>
          </table:table-cell>
          <table:table-cell office:value-type="float" office:value="5.84375">
            <text:p>5.84</text:p>
          </table:table-cell>
          <table:table-cell office:value-type="float" office:value="-2.375">
            <text:p>-2.38</text:p>
          </table:table-cell>
          <table:table-cell office:value-type="float" office:value="-0.28125">
            <text:p>-0.28</text:p>
          </table:table-cell>
          <table:table-cell office:value-type="float" office:value="5.8125">
            <text:p>5.81</text:p>
          </table:table-cell>
          <table:table-cell office:value-type="float" office:value="19.34375">
            <text:p>19.34</text:p>
          </table:table-cell>
          <table:table-cell office:value-type="float" office:value="30.0625">
            <text:p>30.06</text:p>
          </table:table-cell>
          <table:table-cell office:value-type="float" office:value="45.03125">
            <text:p>45.03</text:p>
          </table:table-cell>
          <table:table-cell office:value-type="float" office:value="56.6875">
            <text:p>56.69</text:p>
          </table:table-cell>
          <table:table-cell office:value-type="float" office:value="70.4375">
            <text:p>70.44</text:p>
          </table:table-cell>
          <table:table-cell office:value-type="float" office:value="64.71875">
            <text:p>64.72</text:p>
          </table:table-cell>
          <table:table-cell office:value-type="float" office:value="70.90625">
            <text:p>70.91</text:p>
          </table:table-cell>
          <table:table-cell office:value-type="float" office:value="69.09375">
            <text:p>69.09</text:p>
          </table:table-cell>
          <table:table-cell office:value-type="float" office:value="62.8125">
            <text:p>62.81</text:p>
          </table:table-cell>
          <table:table-cell office:value-type="float" office:value="51.59375">
            <text:p>51.59</text:p>
          </table:table-cell>
          <table:table-cell office:value-type="float" office:value="38.5625">
            <text:p>38.56</text:p>
          </table:table-cell>
          <table:table-cell office:value-type="float" office:value="23.78125">
            <text:p>23.78</text:p>
          </table:table-cell>
          <table:table-cell office:value-type="float" office:value="11.84375">
            <text:p>11.84</text:p>
          </table:table-cell>
          <table:table-cell office:value-type="float" office:value="0.125">
            <text:p>0.13</text:p>
          </table:table-cell>
          <table:table-cell office:value-type="float" office:value="5.84375">
            <text:p>5.84</text:p>
          </table:table-cell>
          <table:table-cell office:value-type="float" office:value="-2.375">
            <text:p>-2.38</text:p>
          </table:table-cell>
          <table:table-cell office:value-type="float" office:value="-0.28125">
            <text:p>-0.28</text:p>
          </table:table-cell>
          <table:table-cell office:value-type="float" office:value="5.8125">
            <text:p>5.81</text:p>
          </table:table-cell>
          <table:table-cell office:value-type="float" office:value="19.34375">
            <text:p>19.34</text:p>
          </table:table-cell>
          <table:table-cell office:value-type="float" office:value="30.0625">
            <text:p>30.06</text:p>
          </table:table-cell>
          <table:table-cell office:value-type="float" office:value="45.03125">
            <text:p>45.03</text:p>
          </table:table-cell>
          <table:table-cell office:value-type="float" office:value="56.6875">
            <text:p>56.69</text:p>
          </table:table-cell>
          <table:table-cell office:value-type="float" office:value="70.4375">
            <text:p>70.44</text:p>
          </table:table-cell>
          <table:table-cell office:value-type="float" office:value="64.71875">
            <text:p>64.72</text:p>
          </table:table-cell>
          <table:table-cell office:value-type="float" office:value="70.90625">
            <text:p>70.91</text:p>
          </table:table-cell>
          <table:table-cell office:value-type="float" office:value="69.09375">
            <text:p>69.09</text:p>
          </table:table-cell>
          <table:table-cell office:value-type="float" office:value="62.8125">
            <text:p>62.81</text:p>
          </table:table-cell>
          <table:table-cell office:value-type="float" office:value="51.59375">
            <text:p>51.59</text:p>
          </table:table-cell>
          <table:table-cell office:value-type="float" office:value="38.5625">
            <text:p>38.56</text:p>
          </table:table-cell>
          <table:table-cell office:value-type="float" office:value="23.78125">
            <text:p>23.78</text:p>
          </table:table-cell>
          <table:table-cell office:value-type="float" office:value="11.84375">
            <text:p>11.84</text:p>
          </table:table-cell>
          <table:table-cell office:value-type="float" office:value="0.125">
            <text:p>0.13</text:p>
          </table:table-cell>
          <table:table-cell office:value-type="float" office:value="5.84375">
            <text:p>5.84</text:p>
          </table:table-cell>
          <table:table-cell office:value-type="float" office:value="-2.375">
            <text:p>-2.38</text:p>
          </table:table-cell>
          <table:table-cell office:value-type="float" office:value="-0.28125">
            <text:p>-0.28</text:p>
          </table:table-cell>
          <table:table-cell office:value-type="float" office:value="5.8125">
            <text:p>5.81</text:p>
          </table:table-cell>
          <table:table-cell office:value-type="float" office:value="19.34375">
            <text:p>19.34</text:p>
          </table:table-cell>
          <table:table-cell office:value-type="float" office:value="30.0625">
            <text:p>30.06</text:p>
          </table:table-cell>
          <table:table-cell office:value-type="float" office:value="45.03125">
            <text:p>45.03</text:p>
          </table:table-cell>
          <table:table-cell office:value-type="float" office:value="56.6875">
            <text:p>56.69</text:p>
          </table:table-cell>
          <table:table-cell office:value-type="float" office:value="70.4375">
            <text:p>70.44</text:p>
          </table:table-cell>
          <table:table-cell office:value-type="float" office:value="64.71875">
            <text:p>64.72</text:p>
          </table:table-cell>
          <table:table-cell office:value-type="float" office:value="70.90625">
            <text:p>70.91</text:p>
          </table:table-cell>
          <table:table-cell office:value-type="float" office:value="69.09375">
            <text:p>69.09</text:p>
          </table:table-cell>
          <table:table-cell office:value-type="float" office:value="62.8125">
            <text:p>62.81</text:p>
          </table:table-cell>
          <table:table-cell office:value-type="float" office:value="51.59375">
            <text:p>51.59</text:p>
          </table:table-cell>
          <table:table-cell office:value-type="float" office:value="38.5625">
            <text:p>38.56</text:p>
          </table:table-cell>
          <table:table-cell office:value-type="float" office:value="23.78125">
            <text:p>23.78</text:p>
          </table:table-cell>
          <table:table-cell office:value-type="float" office:value="11.84375">
            <text:p>11.84</text:p>
          </table:table-cell>
          <table:table-cell office:value-type="float" office:value="0.125">
            <text:p>0.13</text:p>
          </table:table-cell>
          <table:table-cell office:value-type="float" office:value="5.84375">
            <text:p>5.84</text:p>
          </table:table-cell>
          <table:table-cell office:value-type="float" office:value="-2.375">
            <text:p>-2.38</text:p>
          </table:table-cell>
          <table:table-cell office:value-type="float" office:value="-0.28125">
            <text:p>-0.28</text:p>
          </table:table-cell>
          <table:table-cell office:value-type="float" office:value="5.8125">
            <text:p>5.81</text:p>
          </table:table-cell>
          <table:table-cell office:value-type="float" office:value="19.34375">
            <text:p>19.34</text:p>
          </table:table-cell>
          <table:table-cell office:value-type="float" office:value="30.0625">
            <text:p>30.06</text:p>
          </table:table-cell>
          <table:table-cell office:value-type="float" office:value="45.03125">
            <text:p>45.03</text:p>
          </table:table-cell>
          <table:table-cell office:value-type="float" office:value="56.6875">
            <text:p>56.69</text:p>
          </table:table-cell>
          <table:table-cell office:value-type="float" office:value="70.4375">
            <text:p>70.44</text:p>
          </table:table-cell>
          <table:table-cell office:value-type="float" office:value="64.71875">
            <text:p>64.72</text:p>
          </table:table-cell>
          <table:table-cell office:value-type="float" office:value="70.90625">
            <text:p>70.91</text:p>
          </table:table-cell>
          <table:table-cell office:value-type="float" office:value="69.09375">
            <text:p>69.09</text:p>
          </table:table-cell>
          <table:table-cell office:value-type="float" office:value="62.8125">
            <text:p>62.81</text:p>
          </table:table-cell>
          <table:table-cell office:value-type="float" office:value="51.59375">
            <text:p>51.59</text:p>
          </table:table-cell>
          <table:table-cell office:value-type="float" office:value="38.5625">
            <text:p>38.56</text:p>
          </table:table-cell>
          <table:table-cell office:value-type="float" office:value="23.78125">
            <text:p>23.78</text:p>
          </table:table-cell>
          <table:table-cell office:value-type="float" office:value="11.84375">
            <text:p>11.84</text:p>
          </table:table-cell>
          <table:table-cell office:value-type="float" office:value="0.21875">
            <text:p>0.22</text:p>
          </table:table-cell>
          <table:table-cell office:value-type="float" office:value="6.21875">
            <text:p>6.22</text:p>
          </table:table-cell>
          <table:table-cell office:value-type="float" office:value="-3.75">
            <text:p>-3.75</text:p>
          </table:table-cell>
          <table:table-cell office:value-type="float" office:value="4.03125">
            <text:p>4.03</text:p>
          </table:table-cell>
          <table:table-cell office:value-type="float" office:value="3.9375">
            <text:p>3.94</text:p>
          </table:table-cell>
          <table:table-cell office:value-type="float" office:value="2.28125">
            <text:p>2.28</text:p>
          </table:table-cell>
          <table:table-cell office:value-type="float" office:value="-2.15625">
            <text:p>-2.16</text:p>
          </table:table-cell>
          <table:table-cell office:value-type="float" office:value="1.71875">
            <text:p>1.72</text:p>
          </table:table-cell>
          <table:table-cell office:value-type="float" office:value="4.65625">
            <text:p>4.66</text:p>
          </table:table-cell>
          <table:table-cell office:value-type="float" office:value="5.65625">
            <text:p>5.66</text:p>
          </table:table-cell>
          <table:table-cell office:value-type="float" office:value="5.09375">
            <text:p>5.09</text:p>
          </table:table-cell>
          <table:table-cell table:number-columns-repeated="8" office:value-type="float" office:value="5">
            <text:p>5</text:p>
          </table:table-cell>
          <table:table-cell office:value-type="float" office:value="4.90625">
            <text:p>4.91</text:p>
          </table:table-cell>
          <table:table-cell office:value-type="float" office:value="4.4375">
            <text:p>4.44</text:p>
          </table:table-cell>
          <table:table-cell office:value-type="float" office:value="5.8125">
            <text:p>5.81</text:p>
          </table:table-cell>
          <table:table-cell office:value-type="float" office:value="6.53125">
            <text:p>6.53</text:p>
          </table:table-cell>
          <table:table-cell office:value-type="float" office:value="9.375">
            <text:p>9.38</text:p>
          </table:table-cell>
          <table:table-cell office:value-type="float" office:value="9.53125">
            <text:p>9.53</text:p>
          </table:table-cell>
          <table:table-cell office:value-type="float" office:value="11.90625">
            <text:p>11.91</text:p>
          </table:table-cell>
          <table:table-cell office:value-type="float" office:value="15.21875">
            <text:p>15.22</text:p>
          </table:table-cell>
          <table:table-cell office:value-type="float" office:value="22.28125">
            <text:p>22.28</text:p>
          </table:table-cell>
          <table:table-cell office:value-type="float" office:value="-0.0625">
            <text:p>-0.06</text:p>
          </table:table-cell>
          <table:table-cell office:value-type="float" office:value="3.40625">
            <text:p>3.41</text:p>
          </table:table-cell>
          <table:table-cell office:value-type="float" office:value="5.8125">
            <text:p>5.81</text:p>
          </table:table-cell>
          <table:table-cell office:value-type="float" office:value="6.53125">
            <text:p>6.53</text:p>
          </table:table-cell>
          <table:table-cell office:value-type="float" office:value="9.375">
            <text:p>9.38</text:p>
          </table:table-cell>
          <table:table-cell office:value-type="float" office:value="9.53125">
            <text:p>9.53</text:p>
          </table:table-cell>
          <table:table-cell office:value-type="float" office:value="11.90625">
            <text:p>11.91</text:p>
          </table:table-cell>
          <table:table-cell office:value-type="float" office:value="14.1875">
            <text:p>14.19</text:p>
          </table:table-cell>
          <table:table-cell office:value-type="string">
            <text:p><text:s/>17.125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34" office:value-type="float" office:value="90">
            <text:p>90</text:p>
          </table:table-cell>
          <table:table-cell office:value-type="float" office:value="90.28125">
            <text:p>90.28</text:p>
          </table:table-cell>
          <table:table-cell office:value-type="float" office:value="92.0625">
            <text:p>92.06</text:p>
          </table:table-cell>
          <table:table-cell office:value-type="float" office:value="89.90625">
            <text:p>89.91</text:p>
          </table:table-cell>
          <table:table-cell office:value-type="float" office:value="82.8125">
            <text:p>82.81</text:p>
          </table:table-cell>
          <table:table-cell office:value-type="float" office:value="70.6875">
            <text:p>70.69</text:p>
          </table:table-cell>
          <table:table-cell office:value-type="float" office:value="57.3125">
            <text:p>57.31</text:p>
          </table:table-cell>
          <table:table-cell office:value-type="float" office:value="41.09375">
            <text:p>41.09</text:p>
          </table:table-cell>
          <table:table-cell office:value-type="float" office:value="25.25">
            <text:p>25.25</text:p>
          </table:table-cell>
          <table:table-cell office:value-type="float" office:value="9.65625">
            <text:p>9.66</text:p>
          </table:table-cell>
          <table:table-cell office:value-type="float" office:value="-7.40625">
            <text:p>-7.41</text:p>
          </table:table-cell>
          <table:table-cell office:value-type="float" office:value="-3.1875">
            <text:p>-3.19</text:p>
          </table:table-cell>
          <table:table-cell office:value-type="float" office:value="8.28125">
            <text:p>8.28</text:p>
          </table:table-cell>
          <table:table-cell office:value-type="float" office:value="-2.6875">
            <text:p>-2.69</text:p>
          </table:table-cell>
          <table:table-cell office:value-type="float" office:value="0.34375">
            <text:p>0.34</text:p>
          </table:table-cell>
          <table:table-cell office:value-type="float" office:value="19.28125">
            <text:p>19.28</text:p>
          </table:table-cell>
          <table:table-cell office:value-type="float" office:value="39.34375">
            <text:p>39.34</text:p>
          </table:table-cell>
          <table:table-cell office:value-type="float" office:value="60.3125">
            <text:p>60.31</text:p>
          </table:table-cell>
          <table:table-cell office:value-type="float" office:value="79.1875">
            <text:p>79.19</text:p>
          </table:table-cell>
          <table:table-cell office:value-type="float" office:value="97.6875">
            <text:p>97.69</text:p>
          </table:table-cell>
          <table:table-cell office:value-type="float" office:value="89.25">
            <text:p>89.25</text:p>
          </table:table-cell>
          <table:table-cell office:value-type="float" office:value="99.6875">
            <text:p>99.69</text:p>
          </table:table-cell>
          <table:table-cell office:value-type="float" office:value="97.15625">
            <text:p>97.16</text:p>
          </table:table-cell>
          <table:table-cell office:value-type="float" office:value="85.75">
            <text:p>85.75</text:p>
          </table:table-cell>
          <table:table-cell office:value-type="float" office:value="69.25">
            <text:p>69.25</text:p>
          </table:table-cell>
          <table:table-cell office:value-type="float" office:value="49.65625">
            <text:p>49.66</text:p>
          </table:table-cell>
          <table:table-cell office:value-type="float" office:value="28.59375">
            <text:p>28.59</text:p>
          </table:table-cell>
          <table:table-cell office:value-type="float" office:value="9.34375">
            <text:p>9.34</text:p>
          </table:table-cell>
          <table:table-cell office:value-type="float" office:value="-8.15625">
            <text:p>-8.16</text:p>
          </table:table-cell>
          <table:table-cell office:value-type="float" office:value="-3.28125">
            <text:p>-3.28</text:p>
          </table:table-cell>
          <table:table-cell office:value-type="float" office:value="8.28125">
            <text:p>8.28</text:p>
          </table:table-cell>
          <table:table-cell office:value-type="float" office:value="-2.6875">
            <text:p>-2.69</text:p>
          </table:table-cell>
          <table:table-cell office:value-type="float" office:value="0.34375">
            <text:p>0.34</text:p>
          </table:table-cell>
          <table:table-cell office:value-type="float" office:value="19.28125">
            <text:p>19.28</text:p>
          </table:table-cell>
          <table:table-cell office:value-type="float" office:value="39.34375">
            <text:p>39.34</text:p>
          </table:table-cell>
          <table:table-cell office:value-type="float" office:value="60.3125">
            <text:p>60.31</text:p>
          </table:table-cell>
          <table:table-cell office:value-type="float" office:value="79.1875">
            <text:p>79.19</text:p>
          </table:table-cell>
          <table:table-cell office:value-type="float" office:value="97.6875">
            <text:p>97.69</text:p>
          </table:table-cell>
          <table:table-cell office:value-type="float" office:value="89.25">
            <text:p>89.25</text:p>
          </table:table-cell>
          <table:table-cell office:value-type="float" office:value="99.6875">
            <text:p>99.69</text:p>
          </table:table-cell>
          <table:table-cell office:value-type="float" office:value="97.15625">
            <text:p>97.16</text:p>
          </table:table-cell>
          <table:table-cell office:value-type="float" office:value="85.75">
            <text:p>85.75</text:p>
          </table:table-cell>
          <table:table-cell office:value-type="float" office:value="69.25">
            <text:p>69.25</text:p>
          </table:table-cell>
          <table:table-cell office:value-type="float" office:value="49.65625">
            <text:p>49.66</text:p>
          </table:table-cell>
          <table:table-cell office:value-type="float" office:value="28.59375">
            <text:p>28.59</text:p>
          </table:table-cell>
          <table:table-cell office:value-type="float" office:value="9.34375">
            <text:p>9.34</text:p>
          </table:table-cell>
          <table:table-cell office:value-type="float" office:value="-8.15625">
            <text:p>-8.16</text:p>
          </table:table-cell>
          <table:table-cell office:value-type="float" office:value="-3.28125">
            <text:p>-3.28</text:p>
          </table:table-cell>
          <table:table-cell office:value-type="float" office:value="8.28125">
            <text:p>8.28</text:p>
          </table:table-cell>
          <table:table-cell office:value-type="float" office:value="-2.6875">
            <text:p>-2.69</text:p>
          </table:table-cell>
          <table:table-cell office:value-type="float" office:value="0.34375">
            <text:p>0.34</text:p>
          </table:table-cell>
          <table:table-cell office:value-type="float" office:value="19.28125">
            <text:p>19.28</text:p>
          </table:table-cell>
          <table:table-cell office:value-type="float" office:value="39.34375">
            <text:p>39.34</text:p>
          </table:table-cell>
          <table:table-cell office:value-type="float" office:value="60.3125">
            <text:p>60.31</text:p>
          </table:table-cell>
          <table:table-cell office:value-type="float" office:value="79.1875">
            <text:p>79.19</text:p>
          </table:table-cell>
          <table:table-cell office:value-type="float" office:value="97.6875">
            <text:p>97.69</text:p>
          </table:table-cell>
          <table:table-cell office:value-type="float" office:value="89.25">
            <text:p>89.25</text:p>
          </table:table-cell>
          <table:table-cell office:value-type="float" office:value="99.6875">
            <text:p>99.69</text:p>
          </table:table-cell>
          <table:table-cell office:value-type="float" office:value="97.15625">
            <text:p>97.16</text:p>
          </table:table-cell>
          <table:table-cell office:value-type="float" office:value="85.75">
            <text:p>85.75</text:p>
          </table:table-cell>
          <table:table-cell office:value-type="float" office:value="69.25">
            <text:p>69.25</text:p>
          </table:table-cell>
          <table:table-cell office:value-type="float" office:value="49.65625">
            <text:p>49.66</text:p>
          </table:table-cell>
          <table:table-cell office:value-type="float" office:value="28.59375">
            <text:p>28.59</text:p>
          </table:table-cell>
          <table:table-cell office:value-type="float" office:value="9.34375">
            <text:p>9.34</text:p>
          </table:table-cell>
          <table:table-cell office:value-type="float" office:value="-8.15625">
            <text:p>-8.16</text:p>
          </table:table-cell>
          <table:table-cell office:value-type="float" office:value="-3.28125">
            <text:p>-3.28</text:p>
          </table:table-cell>
          <table:table-cell office:value-type="float" office:value="8.28125">
            <text:p>8.28</text:p>
          </table:table-cell>
          <table:table-cell office:value-type="float" office:value="-2.6875">
            <text:p>-2.69</text:p>
          </table:table-cell>
          <table:table-cell office:value-type="float" office:value="0.34375">
            <text:p>0.34</text:p>
          </table:table-cell>
          <table:table-cell office:value-type="float" office:value="19.28125">
            <text:p>19.28</text:p>
          </table:table-cell>
          <table:table-cell office:value-type="float" office:value="39.34375">
            <text:p>39.34</text:p>
          </table:table-cell>
          <table:table-cell office:value-type="float" office:value="60.3125">
            <text:p>60.31</text:p>
          </table:table-cell>
          <table:table-cell office:value-type="float" office:value="79.1875">
            <text:p>79.19</text:p>
          </table:table-cell>
          <table:table-cell office:value-type="float" office:value="97.6875">
            <text:p>97.69</text:p>
          </table:table-cell>
          <table:table-cell office:value-type="float" office:value="89.25">
            <text:p>89.25</text:p>
          </table:table-cell>
          <table:table-cell office:value-type="float" office:value="99.6875">
            <text:p>99.69</text:p>
          </table:table-cell>
          <table:table-cell office:value-type="float" office:value="97.15625">
            <text:p>97.16</text:p>
          </table:table-cell>
          <table:table-cell office:value-type="float" office:value="85.75">
            <text:p>85.75</text:p>
          </table:table-cell>
          <table:table-cell office:value-type="float" office:value="69.25">
            <text:p>69.25</text:p>
          </table:table-cell>
          <table:table-cell office:value-type="float" office:value="49.65625">
            <text:p>49.66</text:p>
          </table:table-cell>
          <table:table-cell office:value-type="float" office:value="28.59375">
            <text:p>28.59</text:p>
          </table:table-cell>
          <table:table-cell office:value-type="float" office:value="9.34375">
            <text:p>9.34</text:p>
          </table:table-cell>
          <table:table-cell office:value-type="float" office:value="-8.15625">
            <text:p>-8.16</text:p>
          </table:table-cell>
          <table:table-cell office:value-type="float" office:value="-3.28125">
            <text:p>-3.28</text:p>
          </table:table-cell>
          <table:table-cell office:value-type="float" office:value="8.28125">
            <text:p>8.28</text:p>
          </table:table-cell>
          <table:table-cell office:value-type="float" office:value="-2.6875">
            <text:p>-2.69</text:p>
          </table:table-cell>
          <table:table-cell office:value-type="float" office:value="0.34375">
            <text:p>0.34</text:p>
          </table:table-cell>
          <table:table-cell office:value-type="float" office:value="19.28125">
            <text:p>19.28</text:p>
          </table:table-cell>
          <table:table-cell office:value-type="float" office:value="39.34375">
            <text:p>39.34</text:p>
          </table:table-cell>
          <table:table-cell office:value-type="float" office:value="60.3125">
            <text:p>60.31</text:p>
          </table:table-cell>
          <table:table-cell office:value-type="float" office:value="79.1875">
            <text:p>79.19</text:p>
          </table:table-cell>
          <table:table-cell office:value-type="float" office:value="97.40625">
            <text:p>97.41</text:p>
          </table:table-cell>
          <table:table-cell office:value-type="float" office:value="87.1875">
            <text:p>87.19</text:p>
          </table:table-cell>
          <table:table-cell office:value-type="float" office:value="99.78125">
            <text:p>99.78</text:p>
          </table:table-cell>
          <table:table-cell office:value-type="float" office:value="104.34375">
            <text:p>104.34</text:p>
          </table:table-cell>
          <table:table-cell office:value-type="float" office:value="105.15625">
            <text:p>105.16</text:p>
          </table:table-cell>
          <table:table-cell office:value-type="float" office:value="102.3125">
            <text:p>102.31</text:p>
          </table:table-cell>
          <table:table-cell office:value-type="float" office:value="96.625">
            <text:p>96.63</text:p>
          </table:table-cell>
          <table:table-cell office:value-type="float" office:value="93.71875">
            <text:p>93.72</text:p>
          </table:table-cell>
          <table:table-cell office:value-type="float" office:value="89.78125">
            <text:p>89.78</text:p>
          </table:table-cell>
          <table:table-cell office:value-type="float" office:value="89.25">
            <text:p>89.25</text:p>
          </table:table-cell>
          <table:table-cell office:value-type="float" office:value="89.90625">
            <text:p>89.91</text:p>
          </table:table-cell>
          <table:table-cell table:number-columns-repeated="25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102.0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.0]</text:p>
          </table:table-cell>
        </table:table-row>
        <table:table-row table:style-name="ro1">
          <table:table-cell office:value-type="string">
            <text:p>[163.0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89.0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.0]</text:p>
          </table:table-cell>
        </table:table-row>
        <table:table-row table:style-name="ro1">
          <table:table-cell office:value-type="string">
            <text:p>[151.0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.0]</text:p>
          </table:table-cell>
        </table:table-row>
        <table:table-row table:style-name="ro1">
          <table:table-cell office:value-type="string">
            <text:p>[73.0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.0]</text:p>
          </table:table-cell>
        </table:table-row>
        <table:table-row table:style-name="ro1">
          <table:table-cell office:value-type="string">
            <text:p>[80.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1.0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.0]</text:p>
          </table:table-cell>
        </table:table-row>
        <table:table-row table:style-name="ro1">
          <table:table-cell office:value-type="string">
            <text:p>[28.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.0]</text:p>
          </table:table-cell>
        </table:table-row>
        <table:table-row table:style-name="ro1">
          <table:table-cell office:value-type="string">
            <text:p>[107.0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.0]</text:p>
          </table:table-cell>
        </table:table-row>
        <table:table-row table:style-name="ro1">
          <table:table-cell office:value-type="string">
            <text:p>[101.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2" table:number-columns-repeated="162" table:default-cell-style-name="Default"/>
        <table:table-row table:style-name="ro1"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10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37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8" office:value-type="float" office:value="90">
            <text:p>90</text:p>
          </table:table-cell>
        </table:table-row>
        <table:table-row table:style-name="ro1">
          <table:table-cell table:number-columns-repeated="162"/>
        </table:table-row>
        <table:table-row table:style-name="ro1">
          <table:table-cell office:value-type="float" office:value="76.9375">
            <text:p>76.94</text:p>
          </table:table-cell>
          <table:table-cell office:value-type="float" office:value="90.15625">
            <text:p>90.16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.84375">
            <text:p>145.84</text:p>
          </table:table-cell>
          <table:table-cell office:value-type="float" office:value="158.59375">
            <text:p>158.59</text:p>
          </table:table-cell>
          <table:table-cell office:value-type="float" office:value="152.6875">
            <text:p>152.69</text:p>
          </table:table-cell>
          <table:table-cell office:value-type="float" office:value="162.84375">
            <text:p>162.84</text:p>
          </table:table-cell>
          <table:table-cell office:value-type="float" office:value="160.375">
            <text:p>160.38</text:p>
          </table:table-cell>
          <table:table-cell office:value-type="float" office:value="154.28125">
            <text:p>154.28</text:p>
          </table:table-cell>
          <table:table-cell office:value-type="float" office:value="141.125">
            <text:p>141.13</text:p>
          </table:table-cell>
          <table:table-cell office:value-type="float" office:value="128.46875">
            <text:p>128.47</text:p>
          </table:table-cell>
          <table:table-cell office:value-type="float" office:value="113.78125">
            <text:p>113.78</text:p>
          </table:table-cell>
          <table:table-cell office:value-type="float" office:value="101.84375">
            <text:p>101.84</text:p>
          </table:table-cell>
          <table:table-cell office:value-type="float" office:value="90.3125">
            <text:p>90.31</text:p>
          </table:table-cell>
          <table:table-cell office:value-type="float" office:value="97.25">
            <text:p>97.25</text:p>
          </table:table-cell>
          <table:table-cell office:value-type="float" office:value="87.59375">
            <text:p>87.59</text:p>
          </table:table-cell>
          <table:table-cell office:value-type="float" office:value="83.9375">
            <text:p>83.94</text:p>
          </table:table-cell>
          <table:table-cell office:value-type="float" office:value="85.0625">
            <text:p>85.06</text:p>
          </table:table-cell>
          <table:table-cell office:value-type="float" office:value="86.25">
            <text:p>86.25</text:p>
          </table:table-cell>
          <table:table-cell office:value-type="float" office:value="88.4375">
            <text:p>88.44</text:p>
          </table:table-cell>
          <table:table-cell office:value-type="float" office:value="92.5625">
            <text:p>92.56</text:p>
          </table:table-cell>
          <table:table-cell office:value-type="float" office:value="94.75">
            <text:p>94.75</text:p>
          </table:table-cell>
          <table:table-cell office:value-type="float" office:value="95.65625">
            <text:p>95.66</text:p>
          </table:table-cell>
          <table:table-cell office:value-type="float" office:value="95.09375">
            <text:p>95.09</text:p>
          </table:table-cell>
          <table:table-cell table:number-columns-repeated="106" office:value-type="float" office:value="95">
            <text:p>95</text:p>
          </table:table-cell>
          <table:table-cell office:value-type="float" office:value="94.90625">
            <text:p>94.91</text:p>
          </table:table-cell>
          <table:table-cell office:value-type="float" office:value="94.0625">
            <text:p>94.06</text:p>
          </table:table-cell>
          <table:table-cell office:value-type="float" office:value="93.46875">
            <text:p>93.47</text:p>
          </table:table-cell>
          <table:table-cell office:value-type="float" office:value="99.3125">
            <text:p>99.31</text:p>
          </table:table-cell>
          <table:table-cell office:value-type="float" office:value="106.6875">
            <text:p>106.69</text:p>
          </table:table-cell>
          <table:table-cell office:value-type="float" office:value="116.71875">
            <text:p>116.72</text:p>
          </table:table-cell>
          <table:table-cell office:value-type="float" office:value="125.53125">
            <text:p>125.53</text:p>
          </table:table-cell>
          <table:table-cell office:value-type="float" office:value="136.46875">
            <text:p>136.47</text:p>
          </table:table-cell>
          <table:table-cell office:value-type="float" office:value="145.9375">
            <text:p>145.94</text:p>
          </table:table-cell>
          <table:table-cell office:value-type="float" office:value="158.875">
            <text:p>158.88</text:p>
          </table:table-cell>
          <table:table-cell office:value-type="float" office:value="154.65625">
            <text:p>154.66</text:p>
          </table:table-cell>
          <table:table-cell office:value-type="float" office:value="162">
            <text:p>162</text:p>
          </table:table-cell>
          <table:table-cell office:value-type="float" office:value="152.875">
            <text:p>152.88</text:p>
          </table:table-cell>
          <table:table-cell office:value-type="float" office:value="138.125">
            <text:p>138.13</text:p>
          </table:table-cell>
          <table:table-cell office:value-type="float" office:value="115.78125">
            <text:p>115.78</text:p>
          </table:table-cell>
          <table:table-cell office:value-type="float" office:value="92.5625">
            <text:p>92.56</text:p>
          </table:table-cell>
          <table:table-cell office:value-type="float" office:value="67.6875">
            <text:p>67.69</text:p>
          </table:table-cell>
          <table:table-cell office:value-type="float" office:value="32.8125">
            <text:p>32.81</text:p>
          </table:table-cell>
          <table:table-cell office:value-type="float" office:value="-38.71875">
            <text:p>-38.72</text:p>
          </table:table-cell>
          <table:table-cell office:value-type="float" office:value="210.25">
            <text:p>210.25</text:p>
          </table:table-cell>
          <table:table-cell office:value-type="float" office:value="173.625">
            <text:p>173.63</text:p>
          </table:table-cell>
          <table:table-cell office:value-type="float" office:value="152.875">
            <text:p>152.88</text:p>
          </table:table-cell>
          <table:table-cell office:value-type="float" office:value="138.125">
            <text:p>138.13</text:p>
          </table:table-cell>
          <table:table-cell office:value-type="float" office:value="115.78125">
            <text:p>115.78</text:p>
          </table:table-cell>
          <table:table-cell office:value-type="float" office:value="92.5625">
            <text:p>92.56</text:p>
          </table:table-cell>
          <table:table-cell office:value-type="float" office:value="67.6875">
            <text:p>67.69</text:p>
          </table:table-cell>
          <table:table-cell office:value-type="float" office:value="44.4375">
            <text:p>44.44</text:p>
          </table:table-cell>
          <table:table-cell office:value-type="float" office:value="19.59375">
            <text:p>19.59</text:p>
          </table:table-cell>
        </table:table-row>
        <table:table-row table:style-name="ro1">
          <table:table-cell table:number-columns-repeated="8" office:value-type="float" office:value="16">
            <text:p>16</text:p>
          </table:table-cell>
          <table:table-cell office:value-type="float" office:value="16.09375">
            <text:p>16.09</text:p>
          </table:table-cell>
          <table:table-cell office:value-type="float" office:value="16.5625">
            <text:p>16.56</text:p>
          </table:table-cell>
          <table:table-cell office:value-type="float" office:value="15.09375">
            <text:p>15.09</text:p>
          </table:table-cell>
          <table:table-cell office:value-type="float" office:value="14.09375">
            <text:p>14.09</text:p>
          </table:table-cell>
          <table:table-cell office:value-type="float" office:value="13.46875">
            <text:p>13.47</text:p>
          </table:table-cell>
          <table:table-cell office:value-type="float" office:value="10.625">
            <text:p>10.63</text:p>
          </table:table-cell>
          <table:table-cell office:value-type="float" office:value="10.46875">
            <text:p>10.47</text:p>
          </table:table-cell>
          <table:table-cell office:value-type="float" office:value="8">
            <text:p>8</text:p>
          </table:table-cell>
          <table:table-cell office:value-type="float" office:value="5.34375">
            <text:p>5.34</text:p>
          </table:table-cell>
          <table:table-cell office:value-type="float" office:value="4.53125">
            <text:p>4.53</text:p>
          </table:table-cell>
          <table:table-cell office:value-type="float" office:value="5.84375">
            <text:p>5.84</text:p>
          </table:table-cell>
          <table:table-cell office:value-type="float" office:value="2.0625">
            <text:p>2.06</text:p>
          </table:table-cell>
          <table:table-cell office:value-type="float" office:value="2.8125">
            <text:p>2.81</text:p>
          </table:table-cell>
          <table:table-cell office:value-type="float" office:value="2.90625">
            <text:p>2.91</text:p>
          </table:table-cell>
          <table:table-cell office:value-type="float" office:value="2.53125">
            <text:p>2.53</text:p>
          </table:table-cell>
          <table:table-cell office:value-type="float" office:value="4.46875">
            <text:p>4.47</text:p>
          </table:table-cell>
          <table:table-cell office:value-type="float" office:value="4">
            <text:p>4</text:p>
          </table:table-cell>
          <table:table-cell office:value-type="float" office:value="3.53125">
            <text:p>3.53</text:p>
          </table:table-cell>
          <table:table-cell office:value-type="float" office:value="5.46875">
            <text:p>5.47</text:p>
          </table:table-cell>
          <table:table-cell office:value-type="float" office:value="5.09375">
            <text:p>5.09</text:p>
          </table:table-cell>
          <table:table-cell table:number-columns-repeated="7" office:value-type="float" office:value="5">
            <text:p>5</text:p>
          </table:table-cell>
          <table:table-cell office:value-type="float" office:value="4.90625">
            <text:p>4.91</text:p>
          </table:table-cell>
          <table:table-cell office:value-type="float" office:value="4.0625">
            <text:p>4.06</text:p>
          </table:table-cell>
          <table:table-cell office:value-type="float" office:value="3.46875">
            <text:p>3.47</text:p>
          </table:table-cell>
          <table:table-cell office:value-type="float" office:value="9.3125">
            <text:p>9.31</text:p>
          </table:table-cell>
          <table:table-cell office:value-type="float" office:value="16.59375">
            <text:p>16.59</text:p>
          </table:table-cell>
          <table:table-cell office:value-type="float" office:value="26.25">
            <text:p>26.25</text:p>
          </table:table-cell>
          <table:table-cell office:value-type="float" office:value="37">
            <text:p>37</text:p>
          </table:table-cell>
          <table:table-cell office:value-type="float" office:value="47.5625">
            <text:p>47.56</text:p>
          </table:table-cell>
          <table:table-cell office:value-type="float" office:value="56.9375">
            <text:p>56.94</text:p>
          </table:table-cell>
          <table:table-cell office:value-type="float" office:value="69.78125">
            <text:p>69.78</text:p>
          </table:table-cell>
          <table:table-cell office:value-type="float" office:value="64.625">
            <text:p>64.63</text:p>
          </table:table-cell>
          <table:table-cell office:value-type="float" office:value="70.90625">
            <text:p>70.91</text:p>
          </table:table-cell>
          <table:table-cell office:value-type="float" office:value="69.09375">
            <text:p>69.09</text:p>
          </table:table-cell>
          <table:table-cell office:value-type="float" office:value="62.8125">
            <text:p>62.81</text:p>
          </table:table-cell>
          <table:table-cell office:value-type="float" office:value="51.59375">
            <text:p>51.59</text:p>
          </table:table-cell>
          <table:table-cell office:value-type="float" office:value="38.5625">
            <text:p>38.56</text:p>
          </table:table-cell>
          <table:table-cell office:value-type="float" office:value="23.78125">
            <text:p>23.78</text:p>
          </table:table-cell>
          <table:table-cell office:value-type="float" office:value="11.84375">
            <text:p>11.84</text:p>
          </table:table-cell>
          <table:table-cell office:value-type="float" office:value="0.125">
            <text:p>0.13</text:p>
          </table:table-cell>
          <table:table-cell office:value-type="float" office:value="5.84375">
            <text:p>5.84</text:p>
          </table:table-cell>
          <table:table-cell office:value-type="float" office:value="-2.375">
            <text:p>-2.38</text:p>
          </table:table-cell>
          <table:table-cell office:value-type="float" office:value="-0.28125">
            <text:p>-0.28</text:p>
          </table:table-cell>
          <table:table-cell office:value-type="float" office:value="5.8125">
            <text:p>5.81</text:p>
          </table:table-cell>
          <table:table-cell office:value-type="float" office:value="19.34375">
            <text:p>19.34</text:p>
          </table:table-cell>
          <table:table-cell office:value-type="float" office:value="30.0625">
            <text:p>30.06</text:p>
          </table:table-cell>
          <table:table-cell office:value-type="float" office:value="45.03125">
            <text:p>45.03</text:p>
          </table:table-cell>
          <table:table-cell office:value-type="float" office:value="56.6875">
            <text:p>56.69</text:p>
          </table:table-cell>
          <table:table-cell office:value-type="float" office:value="70.4375">
            <text:p>70.44</text:p>
          </table:table-cell>
          <table:table-cell office:value-type="float" office:value="64.71875">
            <text:p>64.72</text:p>
          </table:table-cell>
          <table:table-cell office:value-type="float" office:value="70.90625">
            <text:p>70.91</text:p>
          </table:table-cell>
          <table:table-cell office:value-type="float" office:value="69.09375">
            <text:p>69.09</text:p>
          </table:table-cell>
          <table:table-cell office:value-type="float" office:value="62.8125">
            <text:p>62.81</text:p>
          </table:table-cell>
          <table:table-cell office:value-type="float" office:value="51.59375">
            <text:p>51.59</text:p>
          </table:table-cell>
          <table:table-cell office:value-type="float" office:value="38.5625">
            <text:p>38.56</text:p>
          </table:table-cell>
          <table:table-cell office:value-type="float" office:value="23.78125">
            <text:p>23.78</text:p>
          </table:table-cell>
          <table:table-cell office:value-type="float" office:value="11.84375">
            <text:p>11.84</text:p>
          </table:table-cell>
          <table:table-cell office:value-type="float" office:value="0.125">
            <text:p>0.13</text:p>
          </table:table-cell>
          <table:table-cell office:value-type="float" office:value="5.84375">
            <text:p>5.84</text:p>
          </table:table-cell>
          <table:table-cell office:value-type="float" office:value="-2.375">
            <text:p>-2.38</text:p>
          </table:table-cell>
          <table:table-cell office:value-type="float" office:value="-0.28125">
            <text:p>-0.28</text:p>
          </table:table-cell>
          <table:table-cell office:value-type="float" office:value="5.8125">
            <text:p>5.81</text:p>
          </table:table-cell>
          <table:table-cell office:value-type="float" office:value="19.34375">
            <text:p>19.34</text:p>
          </table:table-cell>
          <table:table-cell office:value-type="float" office:value="30.0625">
            <text:p>30.06</text:p>
          </table:table-cell>
          <table:table-cell office:value-type="float" office:value="45.03125">
            <text:p>45.03</text:p>
          </table:table-cell>
          <table:table-cell office:value-type="float" office:value="56.6875">
            <text:p>56.69</text:p>
          </table:table-cell>
          <table:table-cell office:value-type="float" office:value="70.4375">
            <text:p>70.44</text:p>
          </table:table-cell>
          <table:table-cell office:value-type="float" office:value="64.71875">
            <text:p>64.72</text:p>
          </table:table-cell>
          <table:table-cell office:value-type="float" office:value="70.90625">
            <text:p>70.91</text:p>
          </table:table-cell>
          <table:table-cell office:value-type="float" office:value="69.09375">
            <text:p>69.09</text:p>
          </table:table-cell>
          <table:table-cell office:value-type="float" office:value="62.8125">
            <text:p>62.81</text:p>
          </table:table-cell>
          <table:table-cell office:value-type="float" office:value="51.59375">
            <text:p>51.59</text:p>
          </table:table-cell>
          <table:table-cell office:value-type="float" office:value="38.5625">
            <text:p>38.56</text:p>
          </table:table-cell>
          <table:table-cell office:value-type="float" office:value="23.78125">
            <text:p>23.78</text:p>
          </table:table-cell>
          <table:table-cell office:value-type="float" office:value="11.84375">
            <text:p>11.84</text:p>
          </table:table-cell>
          <table:table-cell office:value-type="float" office:value="0.125">
            <text:p>0.13</text:p>
          </table:table-cell>
          <table:table-cell office:value-type="float" office:value="5.84375">
            <text:p>5.84</text:p>
          </table:table-cell>
          <table:table-cell office:value-type="float" office:value="-2.375">
            <text:p>-2.38</text:p>
          </table:table-cell>
          <table:table-cell office:value-type="float" office:value="-0.28125">
            <text:p>-0.28</text:p>
          </table:table-cell>
          <table:table-cell office:value-type="float" office:value="5.8125">
            <text:p>5.81</text:p>
          </table:table-cell>
          <table:table-cell office:value-type="float" office:value="19.34375">
            <text:p>19.34</text:p>
          </table:table-cell>
          <table:table-cell office:value-type="float" office:value="30.0625">
            <text:p>30.06</text:p>
          </table:table-cell>
          <table:table-cell office:value-type="float" office:value="45.03125">
            <text:p>45.03</text:p>
          </table:table-cell>
          <table:table-cell office:value-type="float" office:value="56.6875">
            <text:p>56.69</text:p>
          </table:table-cell>
          <table:table-cell office:value-type="float" office:value="70.4375">
            <text:p>70.44</text:p>
          </table:table-cell>
          <table:table-cell office:value-type="float" office:value="64.71875">
            <text:p>64.72</text:p>
          </table:table-cell>
          <table:table-cell office:value-type="float" office:value="70.90625">
            <text:p>70.91</text:p>
          </table:table-cell>
          <table:table-cell office:value-type="float" office:value="69.09375">
            <text:p>69.09</text:p>
          </table:table-cell>
          <table:table-cell office:value-type="float" office:value="62.8125">
            <text:p>62.81</text:p>
          </table:table-cell>
          <table:table-cell office:value-type="float" office:value="51.59375">
            <text:p>51.59</text:p>
          </table:table-cell>
          <table:table-cell office:value-type="float" office:value="38.5625">
            <text:p>38.56</text:p>
          </table:table-cell>
          <table:table-cell office:value-type="float" office:value="23.78125">
            <text:p>23.78</text:p>
          </table:table-cell>
          <table:table-cell office:value-type="float" office:value="11.84375">
            <text:p>11.84</text:p>
          </table:table-cell>
          <table:table-cell office:value-type="float" office:value="0.125">
            <text:p>0.13</text:p>
          </table:table-cell>
          <table:table-cell office:value-type="float" office:value="5.84375">
            <text:p>5.84</text:p>
          </table:table-cell>
          <table:table-cell office:value-type="float" office:value="-2.375">
            <text:p>-2.38</text:p>
          </table:table-cell>
          <table:table-cell office:value-type="float" office:value="-0.28125">
            <text:p>-0.28</text:p>
          </table:table-cell>
          <table:table-cell office:value-type="float" office:value="5.8125">
            <text:p>5.81</text:p>
          </table:table-cell>
          <table:table-cell office:value-type="float" office:value="19.34375">
            <text:p>19.34</text:p>
          </table:table-cell>
          <table:table-cell office:value-type="float" office:value="30.0625">
            <text:p>30.06</text:p>
          </table:table-cell>
          <table:table-cell office:value-type="float" office:value="45.03125">
            <text:p>45.03</text:p>
          </table:table-cell>
          <table:table-cell office:value-type="float" office:value="56.6875">
            <text:p>56.69</text:p>
          </table:table-cell>
          <table:table-cell office:value-type="float" office:value="70.4375">
            <text:p>70.44</text:p>
          </table:table-cell>
          <table:table-cell office:value-type="float" office:value="64.71875">
            <text:p>64.72</text:p>
          </table:table-cell>
          <table:table-cell office:value-type="float" office:value="70.90625">
            <text:p>70.91</text:p>
          </table:table-cell>
          <table:table-cell office:value-type="float" office:value="69.09375">
            <text:p>69.09</text:p>
          </table:table-cell>
          <table:table-cell office:value-type="float" office:value="62.8125">
            <text:p>62.81</text:p>
          </table:table-cell>
          <table:table-cell office:value-type="float" office:value="51.59375">
            <text:p>51.59</text:p>
          </table:table-cell>
          <table:table-cell office:value-type="float" office:value="38.5625">
            <text:p>38.56</text:p>
          </table:table-cell>
          <table:table-cell office:value-type="float" office:value="23.78125">
            <text:p>23.78</text:p>
          </table:table-cell>
          <table:table-cell office:value-type="float" office:value="11.84375">
            <text:p>11.84</text:p>
          </table:table-cell>
          <table:table-cell office:value-type="float" office:value="0.21875">
            <text:p>0.22</text:p>
          </table:table-cell>
          <table:table-cell office:value-type="float" office:value="6.21875">
            <text:p>6.22</text:p>
          </table:table-cell>
          <table:table-cell office:value-type="float" office:value="-3.75">
            <text:p>-3.75</text:p>
          </table:table-cell>
          <table:table-cell office:value-type="float" office:value="4.03125">
            <text:p>4.03</text:p>
          </table:table-cell>
          <table:table-cell office:value-type="float" office:value="3.9375">
            <text:p>3.94</text:p>
          </table:table-cell>
          <table:table-cell office:value-type="float" office:value="2.28125">
            <text:p>2.28</text:p>
          </table:table-cell>
          <table:table-cell office:value-type="float" office:value="-2.15625">
            <text:p>-2.16</text:p>
          </table:table-cell>
          <table:table-cell office:value-type="float" office:value="1.71875">
            <text:p>1.72</text:p>
          </table:table-cell>
          <table:table-cell office:value-type="float" office:value="4.65625">
            <text:p>4.66</text:p>
          </table:table-cell>
          <table:table-cell office:value-type="float" office:value="5.65625">
            <text:p>5.66</text:p>
          </table:table-cell>
          <table:table-cell office:value-type="float" office:value="5.09375">
            <text:p>5.09</text:p>
          </table:table-cell>
          <table:table-cell table:number-columns-repeated="8" office:value-type="float" office:value="5">
            <text:p>5</text:p>
          </table:table-cell>
          <table:table-cell office:value-type="float" office:value="4.90625">
            <text:p>4.91</text:p>
          </table:table-cell>
          <table:table-cell office:value-type="float" office:value="4.4375">
            <text:p>4.44</text:p>
          </table:table-cell>
          <table:table-cell office:value-type="float" office:value="5.8125">
            <text:p>5.81</text:p>
          </table:table-cell>
          <table:table-cell office:value-type="float" office:value="6.53125">
            <text:p>6.53</text:p>
          </table:table-cell>
          <table:table-cell office:value-type="float" office:value="9.375">
            <text:p>9.38</text:p>
          </table:table-cell>
          <table:table-cell office:value-type="float" office:value="9.53125">
            <text:p>9.53</text:p>
          </table:table-cell>
          <table:table-cell office:value-type="float" office:value="11.90625">
            <text:p>11.91</text:p>
          </table:table-cell>
          <table:table-cell office:value-type="float" office:value="15.21875">
            <text:p>15.22</text:p>
          </table:table-cell>
          <table:table-cell office:value-type="float" office:value="22.28125">
            <text:p>22.28</text:p>
          </table:table-cell>
          <table:table-cell office:value-type="float" office:value="-0.0625">
            <text:p>-0.06</text:p>
          </table:table-cell>
          <table:table-cell office:value-type="float" office:value="3.40625">
            <text:p>3.41</text:p>
          </table:table-cell>
          <table:table-cell office:value-type="float" office:value="5.8125">
            <text:p>5.81</text:p>
          </table:table-cell>
          <table:table-cell office:value-type="float" office:value="6.53125">
            <text:p>6.53</text:p>
          </table:table-cell>
          <table:table-cell office:value-type="float" office:value="9.375">
            <text:p>9.38</text:p>
          </table:table-cell>
          <table:table-cell office:value-type="float" office:value="9.53125">
            <text:p>9.53</text:p>
          </table:table-cell>
          <table:table-cell office:value-type="float" office:value="11.90625">
            <text:p>11.91</text:p>
          </table:table-cell>
          <table:table-cell office:value-type="float" office:value="14.1875">
            <text:p>14.19</text:p>
          </table:table-cell>
          <table:table-cell office:value-type="float" office:value="17.125">
            <text:p>17.13</text:p>
          </table:table-cell>
        </table:table-row>
        <table:table-row table:style-name="ro1">
          <table:table-cell table:number-columns-repeated="35" office:value-type="float" office:value="90">
            <text:p>90</text:p>
          </table:table-cell>
          <table:table-cell office:value-type="float" office:value="90.28125">
            <text:p>90.28</text:p>
          </table:table-cell>
          <table:table-cell office:value-type="float" office:value="92.0625">
            <text:p>92.06</text:p>
          </table:table-cell>
          <table:table-cell office:value-type="float" office:value="89.90625">
            <text:p>89.91</text:p>
          </table:table-cell>
          <table:table-cell office:value-type="float" office:value="82.8125">
            <text:p>82.81</text:p>
          </table:table-cell>
          <table:table-cell office:value-type="float" office:value="70.6875">
            <text:p>70.69</text:p>
          </table:table-cell>
          <table:table-cell office:value-type="float" office:value="57.3125">
            <text:p>57.31</text:p>
          </table:table-cell>
          <table:table-cell office:value-type="float" office:value="41.09375">
            <text:p>41.09</text:p>
          </table:table-cell>
          <table:table-cell office:value-type="float" office:value="25.25">
            <text:p>25.25</text:p>
          </table:table-cell>
          <table:table-cell office:value-type="float" office:value="9.65625">
            <text:p>9.66</text:p>
          </table:table-cell>
          <table:table-cell office:value-type="float" office:value="-7.40625">
            <text:p>-7.41</text:p>
          </table:table-cell>
          <table:table-cell office:value-type="float" office:value="-3.1875">
            <text:p>-3.19</text:p>
          </table:table-cell>
          <table:table-cell office:value-type="float" office:value="8.28125">
            <text:p>8.28</text:p>
          </table:table-cell>
          <table:table-cell office:value-type="float" office:value="-2.6875">
            <text:p>-2.69</text:p>
          </table:table-cell>
          <table:table-cell office:value-type="float" office:value="0.34375">
            <text:p>0.34</text:p>
          </table:table-cell>
          <table:table-cell office:value-type="float" office:value="19.28125">
            <text:p>19.28</text:p>
          </table:table-cell>
          <table:table-cell office:value-type="float" office:value="39.34375">
            <text:p>39.34</text:p>
          </table:table-cell>
          <table:table-cell office:value-type="float" office:value="60.3125">
            <text:p>60.31</text:p>
          </table:table-cell>
          <table:table-cell office:value-type="float" office:value="79.1875">
            <text:p>79.19</text:p>
          </table:table-cell>
          <table:table-cell office:value-type="float" office:value="97.6875">
            <text:p>97.69</text:p>
          </table:table-cell>
          <table:table-cell office:value-type="float" office:value="89.25">
            <text:p>89.25</text:p>
          </table:table-cell>
          <table:table-cell office:value-type="float" office:value="99.6875">
            <text:p>99.69</text:p>
          </table:table-cell>
          <table:table-cell office:value-type="float" office:value="97.15625">
            <text:p>97.16</text:p>
          </table:table-cell>
          <table:table-cell office:value-type="float" office:value="85.75">
            <text:p>85.75</text:p>
          </table:table-cell>
          <table:table-cell office:value-type="float" office:value="69.25">
            <text:p>69.25</text:p>
          </table:table-cell>
          <table:table-cell office:value-type="float" office:value="49.65625">
            <text:p>49.66</text:p>
          </table:table-cell>
          <table:table-cell office:value-type="float" office:value="28.59375">
            <text:p>28.59</text:p>
          </table:table-cell>
          <table:table-cell office:value-type="float" office:value="9.34375">
            <text:p>9.34</text:p>
          </table:table-cell>
          <table:table-cell office:value-type="float" office:value="-8.15625">
            <text:p>-8.16</text:p>
          </table:table-cell>
          <table:table-cell office:value-type="float" office:value="-3.28125">
            <text:p>-3.28</text:p>
          </table:table-cell>
          <table:table-cell office:value-type="float" office:value="8.28125">
            <text:p>8.28</text:p>
          </table:table-cell>
          <table:table-cell office:value-type="float" office:value="-2.6875">
            <text:p>-2.69</text:p>
          </table:table-cell>
          <table:table-cell office:value-type="float" office:value="0.34375">
            <text:p>0.34</text:p>
          </table:table-cell>
          <table:table-cell office:value-type="float" office:value="19.28125">
            <text:p>19.28</text:p>
          </table:table-cell>
          <table:table-cell office:value-type="float" office:value="39.34375">
            <text:p>39.34</text:p>
          </table:table-cell>
          <table:table-cell office:value-type="float" office:value="60.3125">
            <text:p>60.31</text:p>
          </table:table-cell>
          <table:table-cell office:value-type="float" office:value="79.1875">
            <text:p>79.19</text:p>
          </table:table-cell>
          <table:table-cell office:value-type="float" office:value="97.6875">
            <text:p>97.69</text:p>
          </table:table-cell>
          <table:table-cell office:value-type="float" office:value="89.25">
            <text:p>89.25</text:p>
          </table:table-cell>
          <table:table-cell office:value-type="float" office:value="99.6875">
            <text:p>99.69</text:p>
          </table:table-cell>
          <table:table-cell office:value-type="float" office:value="97.15625">
            <text:p>97.16</text:p>
          </table:table-cell>
          <table:table-cell office:value-type="float" office:value="85.75">
            <text:p>85.75</text:p>
          </table:table-cell>
          <table:table-cell office:value-type="float" office:value="69.25">
            <text:p>69.25</text:p>
          </table:table-cell>
          <table:table-cell office:value-type="float" office:value="49.65625">
            <text:p>49.66</text:p>
          </table:table-cell>
          <table:table-cell office:value-type="float" office:value="28.59375">
            <text:p>28.59</text:p>
          </table:table-cell>
          <table:table-cell office:value-type="float" office:value="9.34375">
            <text:p>9.34</text:p>
          </table:table-cell>
          <table:table-cell office:value-type="float" office:value="-8.15625">
            <text:p>-8.16</text:p>
          </table:table-cell>
          <table:table-cell office:value-type="float" office:value="-3.28125">
            <text:p>-3.28</text:p>
          </table:table-cell>
          <table:table-cell office:value-type="float" office:value="8.28125">
            <text:p>8.28</text:p>
          </table:table-cell>
          <table:table-cell office:value-type="float" office:value="-2.6875">
            <text:p>-2.69</text:p>
          </table:table-cell>
          <table:table-cell office:value-type="float" office:value="0.34375">
            <text:p>0.34</text:p>
          </table:table-cell>
          <table:table-cell office:value-type="float" office:value="19.28125">
            <text:p>19.28</text:p>
          </table:table-cell>
          <table:table-cell office:value-type="float" office:value="39.34375">
            <text:p>39.34</text:p>
          </table:table-cell>
          <table:table-cell office:value-type="float" office:value="60.3125">
            <text:p>60.31</text:p>
          </table:table-cell>
          <table:table-cell office:value-type="float" office:value="79.1875">
            <text:p>79.19</text:p>
          </table:table-cell>
          <table:table-cell office:value-type="float" office:value="97.6875">
            <text:p>97.69</text:p>
          </table:table-cell>
          <table:table-cell office:value-type="float" office:value="89.25">
            <text:p>89.25</text:p>
          </table:table-cell>
          <table:table-cell office:value-type="float" office:value="99.6875">
            <text:p>99.69</text:p>
          </table:table-cell>
          <table:table-cell office:value-type="float" office:value="97.15625">
            <text:p>97.16</text:p>
          </table:table-cell>
          <table:table-cell office:value-type="float" office:value="85.75">
            <text:p>85.75</text:p>
          </table:table-cell>
          <table:table-cell office:value-type="float" office:value="69.25">
            <text:p>69.25</text:p>
          </table:table-cell>
          <table:table-cell office:value-type="float" office:value="49.65625">
            <text:p>49.66</text:p>
          </table:table-cell>
          <table:table-cell office:value-type="float" office:value="28.59375">
            <text:p>28.59</text:p>
          </table:table-cell>
          <table:table-cell office:value-type="float" office:value="9.34375">
            <text:p>9.34</text:p>
          </table:table-cell>
          <table:table-cell office:value-type="float" office:value="-8.15625">
            <text:p>-8.16</text:p>
          </table:table-cell>
          <table:table-cell office:value-type="float" office:value="-3.28125">
            <text:p>-3.28</text:p>
          </table:table-cell>
          <table:table-cell office:value-type="float" office:value="8.28125">
            <text:p>8.28</text:p>
          </table:table-cell>
          <table:table-cell office:value-type="float" office:value="-2.6875">
            <text:p>-2.69</text:p>
          </table:table-cell>
          <table:table-cell office:value-type="float" office:value="0.34375">
            <text:p>0.34</text:p>
          </table:table-cell>
          <table:table-cell office:value-type="float" office:value="19.28125">
            <text:p>19.28</text:p>
          </table:table-cell>
          <table:table-cell office:value-type="float" office:value="39.34375">
            <text:p>39.34</text:p>
          </table:table-cell>
          <table:table-cell office:value-type="float" office:value="60.3125">
            <text:p>60.31</text:p>
          </table:table-cell>
          <table:table-cell office:value-type="float" office:value="79.1875">
            <text:p>79.19</text:p>
          </table:table-cell>
          <table:table-cell office:value-type="float" office:value="97.6875">
            <text:p>97.69</text:p>
          </table:table-cell>
          <table:table-cell office:value-type="float" office:value="89.25">
            <text:p>89.25</text:p>
          </table:table-cell>
          <table:table-cell office:value-type="float" office:value="99.6875">
            <text:p>99.69</text:p>
          </table:table-cell>
          <table:table-cell office:value-type="float" office:value="97.15625">
            <text:p>97.16</text:p>
          </table:table-cell>
          <table:table-cell office:value-type="float" office:value="85.75">
            <text:p>85.75</text:p>
          </table:table-cell>
          <table:table-cell office:value-type="float" office:value="69.25">
            <text:p>69.25</text:p>
          </table:table-cell>
          <table:table-cell office:value-type="float" office:value="49.65625">
            <text:p>49.66</text:p>
          </table:table-cell>
          <table:table-cell office:value-type="float" office:value="28.59375">
            <text:p>28.59</text:p>
          </table:table-cell>
          <table:table-cell office:value-type="float" office:value="9.34375">
            <text:p>9.34</text:p>
          </table:table-cell>
          <table:table-cell office:value-type="float" office:value="-8.15625">
            <text:p>-8.16</text:p>
          </table:table-cell>
          <table:table-cell office:value-type="float" office:value="-3.28125">
            <text:p>-3.28</text:p>
          </table:table-cell>
          <table:table-cell office:value-type="float" office:value="8.28125">
            <text:p>8.28</text:p>
          </table:table-cell>
          <table:table-cell office:value-type="float" office:value="-2.6875">
            <text:p>-2.69</text:p>
          </table:table-cell>
          <table:table-cell office:value-type="float" office:value="0.34375">
            <text:p>0.34</text:p>
          </table:table-cell>
          <table:table-cell office:value-type="float" office:value="19.28125">
            <text:p>19.28</text:p>
          </table:table-cell>
          <table:table-cell office:value-type="float" office:value="39.34375">
            <text:p>39.34</text:p>
          </table:table-cell>
          <table:table-cell office:value-type="float" office:value="60.3125">
            <text:p>60.31</text:p>
          </table:table-cell>
          <table:table-cell office:value-type="float" office:value="79.1875">
            <text:p>79.19</text:p>
          </table:table-cell>
          <table:table-cell office:value-type="float" office:value="97.40625">
            <text:p>97.41</text:p>
          </table:table-cell>
          <table:table-cell office:value-type="float" office:value="87.1875">
            <text:p>87.19</text:p>
          </table:table-cell>
          <table:table-cell office:value-type="float" office:value="99.78125">
            <text:p>99.78</text:p>
          </table:table-cell>
          <table:table-cell office:value-type="float" office:value="104.34375">
            <text:p>104.34</text:p>
          </table:table-cell>
          <table:table-cell office:value-type="float" office:value="105.15625">
            <text:p>105.16</text:p>
          </table:table-cell>
          <table:table-cell office:value-type="float" office:value="102.3125">
            <text:p>102.31</text:p>
          </table:table-cell>
          <table:table-cell office:value-type="float" office:value="96.625">
            <text:p>96.63</text:p>
          </table:table-cell>
          <table:table-cell office:value-type="float" office:value="93.71875">
            <text:p>93.72</text:p>
          </table:table-cell>
          <table:table-cell office:value-type="float" office:value="89.78125">
            <text:p>89.78</text:p>
          </table:table-cell>
          <table:table-cell office:value-type="float" office:value="89.25">
            <text:p>89.25</text:p>
          </table:table-cell>
          <table:table-cell office:value-type="float" office:value="89.90625">
            <text:p>89.91</text:p>
          </table:table-cell>
          <table:table-cell table:number-columns-repeated="26" office:value-type="float" office:value="90">
            <text:p>90</text:p>
          </table:table-cell>
        </table:table-row>
        <table:table-row table:style-name="ro1">
          <table:table-cell table:number-columns-repeated="162"/>
        </table:table-row>
        <table:table-row table:style-name="ro1">
          <table:table-cell table:number-columns-repeated="6"/>
          <table:table-cell>
            <draw:frame table:end-cell-address="Sheet2.M26" table:end-x="1.757cm" table:end-y="0.345cm" draw:z-index="1" draw:style-name="gr1" svg:width="14.536cm" svg:height="7.548cm" svg:x="0.77cm" svg:y="0.445cm">
              <draw:object draw:notify-on-update-of-ranges="Sheet2.A5:Sheet2.FF5 Sheet2.A6:Sheet2.FF6 Sheet2.A7:Sheet2.FF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55"/>
        </table:table-row>
        <table:table-row table:style-name="ro1">
          <table:table-cell>
            <draw:frame table:end-cell-address="Sheet2.G26" table:end-x="0.698cm" table:end-y="0.371cm" draw:z-index="0" draw:style-name="gr1" svg:width="14.119cm" svg:height="7.548cm" svg:x="0.127cm" svg:y="0.021cm">
              <draw:object draw:notify-on-update-of-ranges="Sheet2.A1:Sheet2.FF1 Sheet2.A2:Sheet2.FF2 Sheet2.A3:Sheet2.FF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/01/2009</text:date>, <text:time>19:2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8T19:27:41</dc:date>
    <meta:editing-cycles>1</meta:editing-cycles>
    <meta:editing-duration>P1DT3H27M18S</meta:editing-duration>
    <meta:user-defined meta:name="Info 1"/>
    <meta:user-defined meta:name="Info 2"/>
    <meta:user-defined meta:name="Info 3"/>
    <meta:user-defined meta:name="Info 4"/>
    <meta:document-statistic meta:table-count="2" meta:cell-count="97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4.12cm" svg:height="7.549cm" chart:class="chart:line" chart:style-name="ch1">
        <chart:title svg:x="4.215cm" svg:y="0.152cm" chart:style-name="ch2">
          <text:p>Multiresolution filtering effects</text:p>
        </chart:title>
        <chart:subtitle svg:x="5.976cm" svg:y="0.804cm" chart:style-name="ch3">
          <text:p>Original data</text:p>
        </chart:subtitle>
        <chart:legend chart:legend-position="end" svg:x="13.03cm" svg:y="3.117cm" chart:style-name="ch4"/>
        <chart:plot-area chart:style-name="ch5" table:cell-range-address="Sheet2.A1:Sheet2.FF3" svg:x="0.363cm" svg:y="1.404cm" svg:width="12.385cm" svg:height="5.893cm">
          <chart:axis chart:dimension="x" chart:name="primary-x" chart:style-name="ch6">
            <chart:title svg:x="5.823cm" svg:y="6.878cm" chart:style-name="ch7">
              <text:p>Frames/steps</text:p>
            </chart:title>
          </chart:axis>
          <chart:axis chart:dimension="y" chart:name="primary-y" chart:style-name="ch6">
            <chart:title svg:x="0.283cm" svg:y="4.569cm" chart:style-name="ch8">
              <text:p>Angles</text:p>
            </chart:title>
            <chart:grid chart:style-name="ch9" chart:class="major"/>
          </chart:axis>
          <chart:series chart:style-name="ch10" chart:values-cell-range-address="Sheet2.A1:Sheet2.FF1" chart:class="chart:line">
            <chart:data-point chart:repeated="162"/>
          </chart:series>
          <chart:series chart:style-name="ch11" chart:values-cell-range-address="Sheet2.A2:Sheet2.FF2" chart:class="chart:line">
            <chart:data-point chart:repeated="162"/>
          </chart:series>
          <chart:series chart:style-name="ch12" chart:values-cell-range-address="Sheet2.A3:Sheet2.FF3" chart:class="chart:line">
            <chart:data-point chart:repeated="1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140">
                <text:p>140</text:p>
              </table:table-cell>
              <table:table-cell office:value-type="float" office:value="128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4.537cm" svg:height="7.549cm" chart:class="chart:line" chart:style-name="ch1">
        <chart:title svg:x="4.332cm" svg:y="0.152cm" chart:style-name="ch2">
          <text:p>Multiresolution Filtering Effects</text:p>
        </chart:title>
        <chart:subtitle svg:x="5.179cm" svg:y="0.804cm" chart:style-name="ch3">
          <text:p>CH: 1 - 3, G = 0, w = 1.5</text:p>
        </chart:subtitle>
        <chart:legend chart:legend-position="end" svg:x="13.439cm" svg:y="3.117cm" chart:style-name="ch4"/>
        <chart:plot-area chart:style-name="ch5" table:cell-range-address="Sheet2.A5:Sheet2.FF7" svg:x="0.378cm" svg:y="1.404cm" svg:width="12.769cm" svg:height="5.893cm">
          <chart:axis chart:dimension="x" chart:name="primary-x" chart:style-name="ch6">
            <chart:title svg:x="6.031cm" svg:y="6.878cm" chart:style-name="ch7">
              <text:p>Frames/steps</text:p>
            </chart:title>
          </chart:axis>
          <chart:axis chart:dimension="y" chart:name="primary-y" chart:style-name="ch6">
            <chart:title svg:x="0.291cm" svg:y="4.569cm" chart:style-name="ch8">
              <text:p>Angles</text:p>
            </chart:title>
            <chart:grid chart:style-name="ch9" chart:class="major"/>
          </chart:axis>
          <chart:series chart:style-name="ch10" chart:values-cell-range-address="Sheet2.A5:Sheet2.FF5" chart:class="chart:line">
            <chart:data-point chart:repeated="162"/>
          </chart:series>
          <chart:series chart:style-name="ch11" chart:values-cell-range-address="Sheet2.A6:Sheet2.FF6" chart:class="chart:line">
            <chart:data-point chart:repeated="162"/>
          </chart:series>
          <chart:series chart:style-name="ch12" chart:values-cell-range-address="Sheet2.A7:Sheet2.FF7" chart:class="chart:line">
            <chart:data-point chart:repeated="1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.9375">
                <text:p>76.9375</text:p>
              </table:table-cell>
              <table:table-cell office:value-type="float" office:value="90.15625">
                <text:p>90.15625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136">
                <text:p>136</text:p>
              </table:table-cell>
              <table:table-cell office:value-type="float" office:value="145.84375">
                <text:p>145.84375</text:p>
              </table:table-cell>
              <table:table-cell office:value-type="float" office:value="158.59375">
                <text:p>158.59375</text:p>
              </table:table-cell>
              <table:table-cell office:value-type="float" office:value="152.6875">
                <text:p>152.6875</text:p>
              </table:table-cell>
              <table:table-cell office:value-type="float" office:value="162.84375">
                <text:p>162.84375</text:p>
              </table:table-cell>
              <table:table-cell office:value-type="float" office:value="160.375">
                <text:p>160.375</text:p>
              </table:table-cell>
              <table:table-cell office:value-type="float" office:value="154.28125">
                <text:p>154.28125</text:p>
              </table:table-cell>
              <table:table-cell office:value-type="float" office:value="141.125">
                <text:p>141.125</text:p>
              </table:table-cell>
              <table:table-cell office:value-type="float" office:value="128.46875">
                <text:p>128.46875</text:p>
              </table:table-cell>
              <table:table-cell office:value-type="float" office:value="113.78125">
                <text:p>113.78125</text:p>
              </table:table-cell>
              <table:table-cell office:value-type="float" office:value="101.84375">
                <text:p>101.84375</text:p>
              </table:table-cell>
              <table:table-cell office:value-type="float" office:value="90.3125">
                <text:p>90.3125</text:p>
              </table:table-cell>
              <table:table-cell office:value-type="float" office:value="97.25">
                <text:p>97.25</text:p>
              </table:table-cell>
              <table:table-cell office:value-type="float" office:value="87.59375">
                <text:p>87.59375</text:p>
              </table:table-cell>
              <table:table-cell office:value-type="float" office:value="83.9375">
                <text:p>83.9375</text:p>
              </table:table-cell>
              <table:table-cell office:value-type="float" office:value="85.0625">
                <text:p>85.0625</text:p>
              </table:table-cell>
              <table:table-cell office:value-type="float" office:value="86.25">
                <text:p>86.25</text:p>
              </table:table-cell>
              <table:table-cell office:value-type="float" office:value="88.4375">
                <text:p>88.4375</text:p>
              </table:table-cell>
              <table:table-cell office:value-type="float" office:value="92.5625">
                <text:p>92.5625</text:p>
              </table:table-cell>
              <table:table-cell office:value-type="float" office:value="94.75">
                <text:p>94.75</text:p>
              </table:table-cell>
              <table:table-cell office:value-type="float" office:value="95.65625">
                <text:p>95.65625</text:p>
              </table:table-cell>
              <table:table-cell office:value-type="float" office:value="95.09375">
                <text:p>95.0937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4.90625">
                <text:p>94.90625</text:p>
              </table:table-cell>
              <table:table-cell office:value-type="float" office:value="94.0625">
                <text:p>94.0625</text:p>
              </table:table-cell>
              <table:table-cell office:value-type="float" office:value="93.46875">
                <text:p>93.46875</text:p>
              </table:table-cell>
              <table:table-cell office:value-type="float" office:value="99.3125">
                <text:p>99.3125</text:p>
              </table:table-cell>
              <table:table-cell office:value-type="float" office:value="106.6875">
                <text:p>106.6875</text:p>
              </table:table-cell>
              <table:table-cell office:value-type="float" office:value="116.71875">
                <text:p>116.71875</text:p>
              </table:table-cell>
              <table:table-cell office:value-type="float" office:value="125.53125">
                <text:p>125.53125</text:p>
              </table:table-cell>
              <table:table-cell office:value-type="float" office:value="136.46875">
                <text:p>136.46875</text:p>
              </table:table-cell>
              <table:table-cell office:value-type="float" office:value="145.9375">
                <text:p>145.9375</text:p>
              </table:table-cell>
              <table:table-cell office:value-type="float" office:value="158.875">
                <text:p>158.875</text:p>
              </table:table-cell>
              <table:table-cell office:value-type="float" office:value="154.65625">
                <text:p>154.65625</text:p>
              </table:table-cell>
              <table:table-cell office:value-type="float" office:value="162">
                <text:p>162</text:p>
              </table:table-cell>
              <table:table-cell office:value-type="float" office:value="152.875">
                <text:p>152.875</text:p>
              </table:table-cell>
              <table:table-cell office:value-type="float" office:value="138.125">
                <text:p>138.125</text:p>
              </table:table-cell>
              <table:table-cell office:value-type="float" office:value="115.78125">
                <text:p>115.78125</text:p>
              </table:table-cell>
              <table:table-cell office:value-type="float" office:value="92.5625">
                <text:p>92.5625</text:p>
              </table:table-cell>
              <table:table-cell office:value-type="float" office:value="67.6875">
                <text:p>67.6875</text:p>
              </table:table-cell>
              <table:table-cell office:value-type="float" office:value="32.8125">
                <text:p>32.8125</text:p>
              </table:table-cell>
              <table:table-cell office:value-type="float" office:value="-38.71875">
                <text:p>-38.71875</text:p>
              </table:table-cell>
              <table:table-cell office:value-type="float" office:value="210.25">
                <text:p>210.25</text:p>
              </table:table-cell>
              <table:table-cell office:value-type="float" office:value="173.625">
                <text:p>173.625</text:p>
              </table:table-cell>
              <table:table-cell office:value-type="float" office:value="152.875">
                <text:p>152.875</text:p>
              </table:table-cell>
              <table:table-cell office:value-type="float" office:value="138.125">
                <text:p>138.125</text:p>
              </table:table-cell>
              <table:table-cell office:value-type="float" office:value="115.78125">
                <text:p>115.78125</text:p>
              </table:table-cell>
              <table:table-cell office:value-type="float" office:value="92.5625">
                <text:p>92.5625</text:p>
              </table:table-cell>
              <table:table-cell office:value-type="float" office:value="67.6875">
                <text:p>67.6875</text:p>
              </table:table-cell>
              <table:table-cell office:value-type="float" office:value="44.4375">
                <text:p>44.4375</text:p>
              </table:table-cell>
              <table:table-cell office:value-type="float" office:value="19.59375">
                <text:p>19.5937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09375">
                <text:p>16.09375</text:p>
              </table:table-cell>
              <table:table-cell office:value-type="float" office:value="16.5625">
                <text:p>16.5625</text:p>
              </table:table-cell>
              <table:table-cell office:value-type="float" office:value="15.09375">
                <text:p>15.09375</text:p>
              </table:table-cell>
              <table:table-cell office:value-type="float" office:value="14.09375">
                <text:p>14.09375</text:p>
              </table:table-cell>
              <table:table-cell office:value-type="float" office:value="13.46875">
                <text:p>13.46875</text:p>
              </table:table-cell>
              <table:table-cell office:value-type="float" office:value="10.625">
                <text:p>10.625</text:p>
              </table:table-cell>
              <table:table-cell office:value-type="float" office:value="10.46875">
                <text:p>10.46875</text:p>
              </table:table-cell>
              <table:table-cell office:value-type="float" office:value="8">
                <text:p>8</text:p>
              </table:table-cell>
              <table:table-cell office:value-type="float" office:value="5.34375">
                <text:p>5.34375</text:p>
              </table:table-cell>
              <table:table-cell office:value-type="float" office:value="4.53125">
                <text:p>4.53125</text:p>
              </table:table-cell>
              <table:table-cell office:value-type="float" office:value="5.84375">
                <text:p>5.84375</text:p>
              </table:table-cell>
              <table:table-cell office:value-type="float" office:value="2.0625">
                <text:p>2.0625</text:p>
              </table:table-cell>
              <table:table-cell office:value-type="float" office:value="2.8125">
                <text:p>2.8125</text:p>
              </table:table-cell>
              <table:table-cell office:value-type="float" office:value="2.90625">
                <text:p>2.90625</text:p>
              </table:table-cell>
              <table:table-cell office:value-type="float" office:value="2.53125">
                <text:p>2.53125</text:p>
              </table:table-cell>
              <table:table-cell office:value-type="float" office:value="4.46875">
                <text:p>4.46875</text:p>
              </table:table-cell>
              <table:table-cell office:value-type="float" office:value="4">
                <text:p>4</text:p>
              </table:table-cell>
              <table:table-cell office:value-type="float" office:value="3.53125">
                <text:p>3.53125</text:p>
              </table:table-cell>
              <table:table-cell office:value-type="float" office:value="5.46875">
                <text:p>5.46875</text:p>
              </table:table-cell>
              <table:table-cell office:value-type="float" office:value="5.09375">
                <text:p>5.0937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0625">
                <text:p>4.90625</text:p>
              </table:table-cell>
              <table:table-cell office:value-type="float" office:value="4.0625">
                <text:p>4.0625</text:p>
              </table:table-cell>
              <table:table-cell office:value-type="float" office:value="3.46875">
                <text:p>3.46875</text:p>
              </table:table-cell>
              <table:table-cell office:value-type="float" office:value="9.3125">
                <text:p>9.3125</text:p>
              </table:table-cell>
              <table:table-cell office:value-type="float" office:value="16.59375">
                <text:p>16.59375</text:p>
              </table:table-cell>
              <table:table-cell office:value-type="float" office:value="26.25">
                <text:p>26.25</text:p>
              </table:table-cell>
              <table:table-cell office:value-type="float" office:value="37">
                <text:p>37</text:p>
              </table:table-cell>
              <table:table-cell office:value-type="float" office:value="47.5625">
                <text:p>47.5625</text:p>
              </table:table-cell>
              <table:table-cell office:value-type="float" office:value="56.9375">
                <text:p>56.9375</text:p>
              </table:table-cell>
              <table:table-cell office:value-type="float" office:value="69.78125">
                <text:p>69.78125</text:p>
              </table:table-cell>
              <table:table-cell office:value-type="float" office:value="64.625">
                <text:p>64.625</text:p>
              </table:table-cell>
              <table:table-cell office:value-type="float" office:value="70.90625">
                <text:p>70.90625</text:p>
              </table:table-cell>
              <table:table-cell office:value-type="float" office:value="69.09375">
                <text:p>69.09375</text:p>
              </table:table-cell>
              <table:table-cell office:value-type="float" office:value="62.8125">
                <text:p>62.8125</text:p>
              </table:table-cell>
              <table:table-cell office:value-type="float" office:value="51.59375">
                <text:p>51.59375</text:p>
              </table:table-cell>
              <table:table-cell office:value-type="float" office:value="38.5625">
                <text:p>38.5625</text:p>
              </table:table-cell>
              <table:table-cell office:value-type="float" office:value="23.78125">
                <text:p>23.78125</text:p>
              </table:table-cell>
              <table:table-cell office:value-type="float" office:value="11.84375">
                <text:p>11.84375</text:p>
              </table:table-cell>
              <table:table-cell office:value-type="float" office:value="0.125">
                <text:p>0.125</text:p>
              </table:table-cell>
              <table:table-cell office:value-type="float" office:value="5.84375">
                <text:p>5.84375</text:p>
              </table:table-cell>
              <table:table-cell office:value-type="float" office:value="-2.375">
                <text:p>-2.375</text:p>
              </table:table-cell>
              <table:table-cell office:value-type="float" office:value="-0.28125">
                <text:p>-0.28125</text:p>
              </table:table-cell>
              <table:table-cell office:value-type="float" office:value="5.8125">
                <text:p>5.8125</text:p>
              </table:table-cell>
              <table:table-cell office:value-type="float" office:value="19.34375">
                <text:p>19.34375</text:p>
              </table:table-cell>
              <table:table-cell office:value-type="float" office:value="30.0625">
                <text:p>30.0625</text:p>
              </table:table-cell>
              <table:table-cell office:value-type="float" office:value="45.03125">
                <text:p>45.03125</text:p>
              </table:table-cell>
              <table:table-cell office:value-type="float" office:value="56.6875">
                <text:p>56.6875</text:p>
              </table:table-cell>
              <table:table-cell office:value-type="float" office:value="70.4375">
                <text:p>70.4375</text:p>
              </table:table-cell>
              <table:table-cell office:value-type="float" office:value="64.71875">
                <text:p>64.71875</text:p>
              </table:table-cell>
              <table:table-cell office:value-type="float" office:value="70.90625">
                <text:p>70.90625</text:p>
              </table:table-cell>
              <table:table-cell office:value-type="float" office:value="69.09375">
                <text:p>69.09375</text:p>
              </table:table-cell>
              <table:table-cell office:value-type="float" office:value="62.8125">
                <text:p>62.8125</text:p>
              </table:table-cell>
              <table:table-cell office:value-type="float" office:value="51.59375">
                <text:p>51.59375</text:p>
              </table:table-cell>
              <table:table-cell office:value-type="float" office:value="38.5625">
                <text:p>38.5625</text:p>
              </table:table-cell>
              <table:table-cell office:value-type="float" office:value="23.78125">
                <text:p>23.78125</text:p>
              </table:table-cell>
              <table:table-cell office:value-type="float" office:value="11.84375">
                <text:p>11.84375</text:p>
              </table:table-cell>
              <table:table-cell office:value-type="float" office:value="0.125">
                <text:p>0.125</text:p>
              </table:table-cell>
              <table:table-cell office:value-type="float" office:value="5.84375">
                <text:p>5.84375</text:p>
              </table:table-cell>
              <table:table-cell office:value-type="float" office:value="-2.375">
                <text:p>-2.375</text:p>
              </table:table-cell>
              <table:table-cell office:value-type="float" office:value="-0.28125">
                <text:p>-0.28125</text:p>
              </table:table-cell>
              <table:table-cell office:value-type="float" office:value="5.8125">
                <text:p>5.8125</text:p>
              </table:table-cell>
              <table:table-cell office:value-type="float" office:value="19.34375">
                <text:p>19.34375</text:p>
              </table:table-cell>
              <table:table-cell office:value-type="float" office:value="30.0625">
                <text:p>30.0625</text:p>
              </table:table-cell>
              <table:table-cell office:value-type="float" office:value="45.03125">
                <text:p>45.03125</text:p>
              </table:table-cell>
              <table:table-cell office:value-type="float" office:value="56.6875">
                <text:p>56.6875</text:p>
              </table:table-cell>
              <table:table-cell office:value-type="float" office:value="70.4375">
                <text:p>70.4375</text:p>
              </table:table-cell>
              <table:table-cell office:value-type="float" office:value="64.71875">
                <text:p>64.71875</text:p>
              </table:table-cell>
              <table:table-cell office:value-type="float" office:value="70.90625">
                <text:p>70.90625</text:p>
              </table:table-cell>
              <table:table-cell office:value-type="float" office:value="69.09375">
                <text:p>69.09375</text:p>
              </table:table-cell>
              <table:table-cell office:value-type="float" office:value="62.8125">
                <text:p>62.8125</text:p>
              </table:table-cell>
              <table:table-cell office:value-type="float" office:value="51.59375">
                <text:p>51.59375</text:p>
              </table:table-cell>
              <table:table-cell office:value-type="float" office:value="38.5625">
                <text:p>38.5625</text:p>
              </table:table-cell>
              <table:table-cell office:value-type="float" office:value="23.78125">
                <text:p>23.78125</text:p>
              </table:table-cell>
              <table:table-cell office:value-type="float" office:value="11.84375">
                <text:p>11.84375</text:p>
              </table:table-cell>
              <table:table-cell office:value-type="float" office:value="0.125">
                <text:p>0.125</text:p>
              </table:table-cell>
              <table:table-cell office:value-type="float" office:value="5.84375">
                <text:p>5.84375</text:p>
              </table:table-cell>
              <table:table-cell office:value-type="float" office:value="-2.375">
                <text:p>-2.375</text:p>
              </table:table-cell>
              <table:table-cell office:value-type="float" office:value="-0.28125">
                <text:p>-0.28125</text:p>
              </table:table-cell>
              <table:table-cell office:value-type="float" office:value="5.8125">
                <text:p>5.8125</text:p>
              </table:table-cell>
              <table:table-cell office:value-type="float" office:value="19.34375">
                <text:p>19.34375</text:p>
              </table:table-cell>
              <table:table-cell office:value-type="float" office:value="30.0625">
                <text:p>30.0625</text:p>
              </table:table-cell>
              <table:table-cell office:value-type="float" office:value="45.03125">
                <text:p>45.03125</text:p>
              </table:table-cell>
              <table:table-cell office:value-type="float" office:value="56.6875">
                <text:p>56.6875</text:p>
              </table:table-cell>
              <table:table-cell office:value-type="float" office:value="70.4375">
                <text:p>70.4375</text:p>
              </table:table-cell>
              <table:table-cell office:value-type="float" office:value="64.71875">
                <text:p>64.71875</text:p>
              </table:table-cell>
              <table:table-cell office:value-type="float" office:value="70.90625">
                <text:p>70.90625</text:p>
              </table:table-cell>
              <table:table-cell office:value-type="float" office:value="69.09375">
                <text:p>69.09375</text:p>
              </table:table-cell>
              <table:table-cell office:value-type="float" office:value="62.8125">
                <text:p>62.8125</text:p>
              </table:table-cell>
              <table:table-cell office:value-type="float" office:value="51.59375">
                <text:p>51.59375</text:p>
              </table:table-cell>
              <table:table-cell office:value-type="float" office:value="38.5625">
                <text:p>38.5625</text:p>
              </table:table-cell>
              <table:table-cell office:value-type="float" office:value="23.78125">
                <text:p>23.78125</text:p>
              </table:table-cell>
              <table:table-cell office:value-type="float" office:value="11.84375">
                <text:p>11.84375</text:p>
              </table:table-cell>
              <table:table-cell office:value-type="float" office:value="0.125">
                <text:p>0.125</text:p>
              </table:table-cell>
              <table:table-cell office:value-type="float" office:value="5.84375">
                <text:p>5.84375</text:p>
              </table:table-cell>
              <table:table-cell office:value-type="float" office:value="-2.375">
                <text:p>-2.375</text:p>
              </table:table-cell>
              <table:table-cell office:value-type="float" office:value="-0.28125">
                <text:p>-0.28125</text:p>
              </table:table-cell>
              <table:table-cell office:value-type="float" office:value="5.8125">
                <text:p>5.8125</text:p>
              </table:table-cell>
              <table:table-cell office:value-type="float" office:value="19.34375">
                <text:p>19.34375</text:p>
              </table:table-cell>
              <table:table-cell office:value-type="float" office:value="30.0625">
                <text:p>30.0625</text:p>
              </table:table-cell>
              <table:table-cell office:value-type="float" office:value="45.03125">
                <text:p>45.03125</text:p>
              </table:table-cell>
              <table:table-cell office:value-type="float" office:value="56.6875">
                <text:p>56.6875</text:p>
              </table:table-cell>
              <table:table-cell office:value-type="float" office:value="70.4375">
                <text:p>70.4375</text:p>
              </table:table-cell>
              <table:table-cell office:value-type="float" office:value="64.71875">
                <text:p>64.71875</text:p>
              </table:table-cell>
              <table:table-cell office:value-type="float" office:value="70.90625">
                <text:p>70.90625</text:p>
              </table:table-cell>
              <table:table-cell office:value-type="float" office:value="69.09375">
                <text:p>69.09375</text:p>
              </table:table-cell>
              <table:table-cell office:value-type="float" office:value="62.8125">
                <text:p>62.8125</text:p>
              </table:table-cell>
              <table:table-cell office:value-type="float" office:value="51.59375">
                <text:p>51.59375</text:p>
              </table:table-cell>
              <table:table-cell office:value-type="float" office:value="38.5625">
                <text:p>38.5625</text:p>
              </table:table-cell>
              <table:table-cell office:value-type="float" office:value="23.78125">
                <text:p>23.78125</text:p>
              </table:table-cell>
              <table:table-cell office:value-type="float" office:value="11.84375">
                <text:p>11.84375</text:p>
              </table:table-cell>
              <table:table-cell office:value-type="float" office:value="0.21875">
                <text:p>0.21875</text:p>
              </table:table-cell>
              <table:table-cell office:value-type="float" office:value="6.21875">
                <text:p>6.21875</text:p>
              </table:table-cell>
              <table:table-cell office:value-type="float" office:value="-3.75">
                <text:p>-3.75</text:p>
              </table:table-cell>
              <table:table-cell office:value-type="float" office:value="4.03125">
                <text:p>4.03125</text:p>
              </table:table-cell>
              <table:table-cell office:value-type="float" office:value="3.9375">
                <text:p>3.9375</text:p>
              </table:table-cell>
              <table:table-cell office:value-type="float" office:value="2.28125">
                <text:p>2.28125</text:p>
              </table:table-cell>
              <table:table-cell office:value-type="float" office:value="-2.15625">
                <text:p>-2.15625</text:p>
              </table:table-cell>
              <table:table-cell office:value-type="float" office:value="1.71875">
                <text:p>1.71875</text:p>
              </table:table-cell>
              <table:table-cell office:value-type="float" office:value="4.65625">
                <text:p>4.65625</text:p>
              </table:table-cell>
              <table:table-cell office:value-type="float" office:value="5.65625">
                <text:p>5.65625</text:p>
              </table:table-cell>
              <table:table-cell office:value-type="float" office:value="5.09375">
                <text:p>5.0937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0625">
                <text:p>4.90625</text:p>
              </table:table-cell>
              <table:table-cell office:value-type="float" office:value="4.4375">
                <text:p>4.4375</text:p>
              </table:table-cell>
              <table:table-cell office:value-type="float" office:value="5.8125">
                <text:p>5.8125</text:p>
              </table:table-cell>
              <table:table-cell office:value-type="float" office:value="6.53125">
                <text:p>6.53125</text:p>
              </table:table-cell>
              <table:table-cell office:value-type="float" office:value="9.375">
                <text:p>9.375</text:p>
              </table:table-cell>
              <table:table-cell office:value-type="float" office:value="9.53125">
                <text:p>9.53125</text:p>
              </table:table-cell>
              <table:table-cell office:value-type="float" office:value="11.90625">
                <text:p>11.90625</text:p>
              </table:table-cell>
              <table:table-cell office:value-type="float" office:value="15.21875">
                <text:p>15.21875</text:p>
              </table:table-cell>
              <table:table-cell office:value-type="float" office:value="22.28125">
                <text:p>22.28125</text:p>
              </table:table-cell>
              <table:table-cell office:value-type="float" office:value="-0.0625">
                <text:p>-0.0625</text:p>
              </table:table-cell>
              <table:table-cell office:value-type="float" office:value="3.40625">
                <text:p>3.40625</text:p>
              </table:table-cell>
              <table:table-cell office:value-type="float" office:value="5.8125">
                <text:p>5.8125</text:p>
              </table:table-cell>
              <table:table-cell office:value-type="float" office:value="6.53125">
                <text:p>6.53125</text:p>
              </table:table-cell>
              <table:table-cell office:value-type="float" office:value="9.375">
                <text:p>9.375</text:p>
              </table:table-cell>
              <table:table-cell office:value-type="float" office:value="9.53125">
                <text:p>9.53125</text:p>
              </table:table-cell>
              <table:table-cell office:value-type="float" office:value="11.90625">
                <text:p>11.90625</text:p>
              </table:table-cell>
              <table:table-cell office:value-type="float" office:value="14.1875">
                <text:p>14.1875</text:p>
              </table:table-cell>
              <table:table-cell office:value-type="float" office:value="17.125">
                <text:p>17.1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.28125">
                <text:p>90.28125</text:p>
              </table:table-cell>
              <table:table-cell office:value-type="float" office:value="92.0625">
                <text:p>92.0625</text:p>
              </table:table-cell>
              <table:table-cell office:value-type="float" office:value="89.90625">
                <text:p>89.90625</text:p>
              </table:table-cell>
              <table:table-cell office:value-type="float" office:value="82.8125">
                <text:p>82.8125</text:p>
              </table:table-cell>
              <table:table-cell office:value-type="float" office:value="70.6875">
                <text:p>70.6875</text:p>
              </table:table-cell>
              <table:table-cell office:value-type="float" office:value="57.3125">
                <text:p>57.3125</text:p>
              </table:table-cell>
              <table:table-cell office:value-type="float" office:value="41.09375">
                <text:p>41.09375</text:p>
              </table:table-cell>
              <table:table-cell office:value-type="float" office:value="25.25">
                <text:p>25.25</text:p>
              </table:table-cell>
              <table:table-cell office:value-type="float" office:value="9.65625">
                <text:p>9.65625</text:p>
              </table:table-cell>
              <table:table-cell office:value-type="float" office:value="-7.40625">
                <text:p>-7.40625</text:p>
              </table:table-cell>
              <table:table-cell office:value-type="float" office:value="-3.1875">
                <text:p>-3.1875</text:p>
              </table:table-cell>
              <table:table-cell office:value-type="float" office:value="8.28125">
                <text:p>8.28125</text:p>
              </table:table-cell>
              <table:table-cell office:value-type="float" office:value="-2.6875">
                <text:p>-2.6875</text:p>
              </table:table-cell>
              <table:table-cell office:value-type="float" office:value="0.34375">
                <text:p>0.34375</text:p>
              </table:table-cell>
              <table:table-cell office:value-type="float" office:value="19.28125">
                <text:p>19.28125</text:p>
              </table:table-cell>
              <table:table-cell office:value-type="float" office:value="39.34375">
                <text:p>39.34375</text:p>
              </table:table-cell>
              <table:table-cell office:value-type="float" office:value="60.3125">
                <text:p>60.3125</text:p>
              </table:table-cell>
              <table:table-cell office:value-type="float" office:value="79.1875">
                <text:p>79.1875</text:p>
              </table:table-cell>
              <table:table-cell office:value-type="float" office:value="97.6875">
                <text:p>97.6875</text:p>
              </table:table-cell>
              <table:table-cell office:value-type="float" office:value="89.25">
                <text:p>89.25</text:p>
              </table:table-cell>
              <table:table-cell office:value-type="float" office:value="99.6875">
                <text:p>99.6875</text:p>
              </table:table-cell>
              <table:table-cell office:value-type="float" office:value="97.15625">
                <text:p>97.15625</text:p>
              </table:table-cell>
              <table:table-cell office:value-type="float" office:value="85.75">
                <text:p>85.75</text:p>
              </table:table-cell>
              <table:table-cell office:value-type="float" office:value="69.25">
                <text:p>69.25</text:p>
              </table:table-cell>
              <table:table-cell office:value-type="float" office:value="49.65625">
                <text:p>49.65625</text:p>
              </table:table-cell>
              <table:table-cell office:value-type="float" office:value="28.59375">
                <text:p>28.59375</text:p>
              </table:table-cell>
              <table:table-cell office:value-type="float" office:value="9.34375">
                <text:p>9.34375</text:p>
              </table:table-cell>
              <table:table-cell office:value-type="float" office:value="-8.15625">
                <text:p>-8.15625</text:p>
              </table:table-cell>
              <table:table-cell office:value-type="float" office:value="-3.28125">
                <text:p>-3.28125</text:p>
              </table:table-cell>
              <table:table-cell office:value-type="float" office:value="8.28125">
                <text:p>8.28125</text:p>
              </table:table-cell>
              <table:table-cell office:value-type="float" office:value="-2.6875">
                <text:p>-2.6875</text:p>
              </table:table-cell>
              <table:table-cell office:value-type="float" office:value="0.34375">
                <text:p>0.34375</text:p>
              </table:table-cell>
              <table:table-cell office:value-type="float" office:value="19.28125">
                <text:p>19.28125</text:p>
              </table:table-cell>
              <table:table-cell office:value-type="float" office:value="39.34375">
                <text:p>39.34375</text:p>
              </table:table-cell>
              <table:table-cell office:value-type="float" office:value="60.3125">
                <text:p>60.3125</text:p>
              </table:table-cell>
              <table:table-cell office:value-type="float" office:value="79.1875">
                <text:p>79.1875</text:p>
              </table:table-cell>
              <table:table-cell office:value-type="float" office:value="97.6875">
                <text:p>97.6875</text:p>
              </table:table-cell>
              <table:table-cell office:value-type="float" office:value="89.25">
                <text:p>89.25</text:p>
              </table:table-cell>
              <table:table-cell office:value-type="float" office:value="99.6875">
                <text:p>99.6875</text:p>
              </table:table-cell>
              <table:table-cell office:value-type="float" office:value="97.15625">
                <text:p>97.15625</text:p>
              </table:table-cell>
              <table:table-cell office:value-type="float" office:value="85.75">
                <text:p>85.75</text:p>
              </table:table-cell>
              <table:table-cell office:value-type="float" office:value="69.25">
                <text:p>69.25</text:p>
              </table:table-cell>
              <table:table-cell office:value-type="float" office:value="49.65625">
                <text:p>49.65625</text:p>
              </table:table-cell>
              <table:table-cell office:value-type="float" office:value="28.59375">
                <text:p>28.59375</text:p>
              </table:table-cell>
              <table:table-cell office:value-type="float" office:value="9.34375">
                <text:p>9.34375</text:p>
              </table:table-cell>
              <table:table-cell office:value-type="float" office:value="-8.15625">
                <text:p>-8.15625</text:p>
              </table:table-cell>
              <table:table-cell office:value-type="float" office:value="-3.28125">
                <text:p>-3.28125</text:p>
              </table:table-cell>
              <table:table-cell office:value-type="float" office:value="8.28125">
                <text:p>8.28125</text:p>
              </table:table-cell>
              <table:table-cell office:value-type="float" office:value="-2.6875">
                <text:p>-2.6875</text:p>
              </table:table-cell>
              <table:table-cell office:value-type="float" office:value="0.34375">
                <text:p>0.34375</text:p>
              </table:table-cell>
              <table:table-cell office:value-type="float" office:value="19.28125">
                <text:p>19.28125</text:p>
              </table:table-cell>
              <table:table-cell office:value-type="float" office:value="39.34375">
                <text:p>39.34375</text:p>
              </table:table-cell>
              <table:table-cell office:value-type="float" office:value="60.3125">
                <text:p>60.3125</text:p>
              </table:table-cell>
              <table:table-cell office:value-type="float" office:value="79.1875">
                <text:p>79.1875</text:p>
              </table:table-cell>
              <table:table-cell office:value-type="float" office:value="97.6875">
                <text:p>97.6875</text:p>
              </table:table-cell>
              <table:table-cell office:value-type="float" office:value="89.25">
                <text:p>89.25</text:p>
              </table:table-cell>
              <table:table-cell office:value-type="float" office:value="99.6875">
                <text:p>99.6875</text:p>
              </table:table-cell>
              <table:table-cell office:value-type="float" office:value="97.15625">
                <text:p>97.15625</text:p>
              </table:table-cell>
              <table:table-cell office:value-type="float" office:value="85.75">
                <text:p>85.75</text:p>
              </table:table-cell>
              <table:table-cell office:value-type="float" office:value="69.25">
                <text:p>69.25</text:p>
              </table:table-cell>
              <table:table-cell office:value-type="float" office:value="49.65625">
                <text:p>49.65625</text:p>
              </table:table-cell>
              <table:table-cell office:value-type="float" office:value="28.59375">
                <text:p>28.59375</text:p>
              </table:table-cell>
              <table:table-cell office:value-type="float" office:value="9.34375">
                <text:p>9.34375</text:p>
              </table:table-cell>
              <table:table-cell office:value-type="float" office:value="-8.15625">
                <text:p>-8.15625</text:p>
              </table:table-cell>
              <table:table-cell office:value-type="float" office:value="-3.28125">
                <text:p>-3.28125</text:p>
              </table:table-cell>
              <table:table-cell office:value-type="float" office:value="8.28125">
                <text:p>8.28125</text:p>
              </table:table-cell>
              <table:table-cell office:value-type="float" office:value="-2.6875">
                <text:p>-2.6875</text:p>
              </table:table-cell>
              <table:table-cell office:value-type="float" office:value="0.34375">
                <text:p>0.34375</text:p>
              </table:table-cell>
              <table:table-cell office:value-type="float" office:value="19.28125">
                <text:p>19.28125</text:p>
              </table:table-cell>
              <table:table-cell office:value-type="float" office:value="39.34375">
                <text:p>39.34375</text:p>
              </table:table-cell>
              <table:table-cell office:value-type="float" office:value="60.3125">
                <text:p>60.3125</text:p>
              </table:table-cell>
              <table:table-cell office:value-type="float" office:value="79.1875">
                <text:p>79.1875</text:p>
              </table:table-cell>
              <table:table-cell office:value-type="float" office:value="97.6875">
                <text:p>97.6875</text:p>
              </table:table-cell>
              <table:table-cell office:value-type="float" office:value="89.25">
                <text:p>89.25</text:p>
              </table:table-cell>
              <table:table-cell office:value-type="float" office:value="99.6875">
                <text:p>99.6875</text:p>
              </table:table-cell>
              <table:table-cell office:value-type="float" office:value="97.15625">
                <text:p>97.15625</text:p>
              </table:table-cell>
              <table:table-cell office:value-type="float" office:value="85.75">
                <text:p>85.75</text:p>
              </table:table-cell>
              <table:table-cell office:value-type="float" office:value="69.25">
                <text:p>69.25</text:p>
              </table:table-cell>
              <table:table-cell office:value-type="float" office:value="49.65625">
                <text:p>49.65625</text:p>
              </table:table-cell>
              <table:table-cell office:value-type="float" office:value="28.59375">
                <text:p>28.59375</text:p>
              </table:table-cell>
              <table:table-cell office:value-type="float" office:value="9.34375">
                <text:p>9.34375</text:p>
              </table:table-cell>
              <table:table-cell office:value-type="float" office:value="-8.15625">
                <text:p>-8.15625</text:p>
              </table:table-cell>
              <table:table-cell office:value-type="float" office:value="-3.28125">
                <text:p>-3.28125</text:p>
              </table:table-cell>
              <table:table-cell office:value-type="float" office:value="8.28125">
                <text:p>8.28125</text:p>
              </table:table-cell>
              <table:table-cell office:value-type="float" office:value="-2.6875">
                <text:p>-2.6875</text:p>
              </table:table-cell>
              <table:table-cell office:value-type="float" office:value="0.34375">
                <text:p>0.34375</text:p>
              </table:table-cell>
              <table:table-cell office:value-type="float" office:value="19.28125">
                <text:p>19.28125</text:p>
              </table:table-cell>
              <table:table-cell office:value-type="float" office:value="39.34375">
                <text:p>39.34375</text:p>
              </table:table-cell>
              <table:table-cell office:value-type="float" office:value="60.3125">
                <text:p>60.3125</text:p>
              </table:table-cell>
              <table:table-cell office:value-type="float" office:value="79.1875">
                <text:p>79.1875</text:p>
              </table:table-cell>
              <table:table-cell office:value-type="float" office:value="97.40625">
                <text:p>97.40625</text:p>
              </table:table-cell>
              <table:table-cell office:value-type="float" office:value="87.1875">
                <text:p>87.1875</text:p>
              </table:table-cell>
              <table:table-cell office:value-type="float" office:value="99.78125">
                <text:p>99.78125</text:p>
              </table:table-cell>
              <table:table-cell office:value-type="float" office:value="104.34375">
                <text:p>104.34375</text:p>
              </table:table-cell>
              <table:table-cell office:value-type="float" office:value="105.15625">
                <text:p>105.15625</text:p>
              </table:table-cell>
              <table:table-cell office:value-type="float" office:value="102.3125">
                <text:p>102.3125</text:p>
              </table:table-cell>
              <table:table-cell office:value-type="float" office:value="96.625">
                <text:p>96.625</text:p>
              </table:table-cell>
              <table:table-cell office:value-type="float" office:value="93.71875">
                <text:p>93.71875</text:p>
              </table:table-cell>
              <table:table-cell office:value-type="float" office:value="89.78125">
                <text:p>89.78125</text:p>
              </table:table-cell>
              <table:table-cell office:value-type="float" office:value="89.25">
                <text:p>89.25</text:p>
              </table:table-cell>
              <table:table-cell office:value-type="float" office:value="89.90625">
                <text:p>89.9062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